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46805555555556cm"/>
    </style:style>
    <style:style style:name="co2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o optimize and build the method RosettaGPCRPocketSize, an optimization of several parameters in a multidimensional, non-trivial task was necessary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fferent benchmarks with various receptors were conducted over time and with increasing complexity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me parameter were selected in a first benchmark (the four receptors <text:s/>5HT2A, CB2, CysLT1 and MT1, not shown) and redone with the final benchmark set as the geometric benchmark.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Different geometric constraints and eff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is benchmark set <text:s/>focused on RMSD and the sum of distances as indicator for volume changes.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RMSD</text:p>
          </table:table-cell>
          <table:table-cell table:number-columns-repeated="9" table:style-name="ce1"/>
          <table:table-cell office:value-type="string" table:style-name="ce1">
            <text:p>Sum of all distance differences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5HT2A</text:p>
          </table:table-cell>
          <table:table-cell office:value-type="string" table:style-name="ce1">
            <text:p>CB2</text:p>
          </table:table-cell>
          <table:table-cell office:value-type="string" table:style-name="ce1">
            <text:p>CysLT1</text:p>
          </table:table-cell>
          <table:table-cell office:value-type="string" table:style-name="ce1">
            <text:p>GPR52</text:p>
          </table:table-cell>
          <table:table-cell office:value-type="string" table:style-name="ce1">
            <text:p>MT1</text:p>
          </table:table-cell>
          <table:table-cell office:value-type="string" table:style-name="ce1">
            <text:p>CCR5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PA1</text:p>
          </table:table-cell>
          <table:table-cell office:value-type="string" table:style-name="ce1">
            <text:p>P2Y1</text:p>
          </table:table-cell>
          <table:table-cell office:value-type="string" table:style-name="ce1">
            <text:p>PAR1</text:p>
          </table:table-cell>
          <table:table-cell office:value-type="string" table:style-name="ce1">
            <text:p>5HT2A</text:p>
          </table:table-cell>
          <table:table-cell office:value-type="string" table:style-name="ce1">
            <text:p>CB2</text:p>
          </table:table-cell>
          <table:table-cell office:value-type="string" table:style-name="ce1">
            <text:p>CysLT1</text:p>
          </table:table-cell>
          <table:table-cell office:value-type="string" table:style-name="ce1">
            <text:p>GPR52</text:p>
          </table:table-cell>
          <table:table-cell office:value-type="string" table:style-name="ce1">
            <text:p>MT1</text:p>
          </table:table-cell>
          <table:table-cell office:value-type="string" table:style-name="ce1">
            <text:p>CCR5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LPA1</text:p>
          </table:table-cell>
          <table:table-cell office:value-type="string" table:style-name="ce1">
            <text:p>P2Y1</text:p>
          </table:table-cell>
          <table:table-cell office:value-type="string" table:style-name="ce1">
            <text:p>PAR1</text:p>
          </table:table-cell>
          <table:table-cell office:value-type="string" table:style-name="ce1">
            <text:p>Sum_distance_difference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without constraints</text:p>
          </table:table-cell>
          <table:table-cell office:value-type="float" office:value="2.2502" table:style-name="ce1">
            <text:p>2.2502</text:p>
          </table:table-cell>
          <table:table-cell office:value-type="float" office:value="2.7906" table:style-name="ce1">
            <text:p>2.7906</text:p>
          </table:table-cell>
          <table:table-cell office:value-type="float" office:value="2.8233999999999999" table:style-name="ce1">
            <text:p>2.8234</text:p>
          </table:table-cell>
          <table:table-cell office:value-type="float" office:value="4.8457999999999997" table:style-name="ce1">
            <text:p>4.8458</text:p>
          </table:table-cell>
          <table:table-cell office:value-type="float" office:value="3.8311999999999999" table:style-name="ce1">
            <text:p>3.8312</text:p>
          </table:table-cell>
          <table:table-cell office:value-type="float" office:value="2.4441999999999999" table:style-name="ce1">
            <text:p>2.4442</text:p>
          </table:table-cell>
          <table:table-cell office:value-type="float" office:value="2.6526000000000001" table:style-name="ce1">
            <text:p>2.6526</text:p>
          </table:table-cell>
          <table:table-cell office:value-type="float" office:value="2.9462000000000002" table:style-name="ce1">
            <text:p>2.9462</text:p>
          </table:table-cell>
          <table:table-cell office:value-type="float" office:value="3.3168000000000002" table:style-name="ce1">
            <text:p>3.3168</text:p>
          </table:table-cell>
          <table:table-cell office:value-type="float" office:value="2.1648000000000001" table:style-name="ce1">
            <text:p>2.1648</text:p>
          </table:table-cell>
          <table:table-cell office:value-type="float" office:value="-536.70000000000005" table:style-name="ce1">
            <text:p>-536.7</text:p>
          </table:table-cell>
          <table:table-cell office:value-type="float" office:value="-568.29999999999995" table:style-name="ce1">
            <text:p>-568.3</text:p>
          </table:table-cell>
          <table:table-cell office:value-type="float" office:value="-473.74" table:style-name="ce1">
            <text:p>-473.74</text:p>
          </table:table-cell>
          <table:table-cell office:value-type="float" office:value="-981.6" table:style-name="ce1">
            <text:p>-981.6</text:p>
          </table:table-cell>
          <table:table-cell office:value-type="float" office:value="-741" table:style-name="ce1">
            <text:p>-741</text:p>
          </table:table-cell>
          <table:table-cell office:value-type="float" office:value="-302.5" table:style-name="ce1">
            <text:p>-302.5</text:p>
          </table:table-cell>
          <table:table-cell office:value-type="float" office:value="-630.70000000000005" table:style-name="ce1">
            <text:p>-630.7</text:p>
          </table:table-cell>
          <table:table-cell office:value-type="float" office:value="-224.7" table:style-name="ce1">
            <text:p>-224.7</text:p>
          </table:table-cell>
          <table:table-cell office:value-type="float" office:value="-448" table:style-name="ce1">
            <text:p>-448</text:p>
          </table:table-cell>
          <table:table-cell office:value-type="float" office:value="-678" table:style-name="ce1">
            <text:p>-678</text:p>
          </table:table-cell>
          <table:table-cell office:value-type="float" office:value="-5585.24" table:style-name="ce1">
            <text:p>-5585.2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riangles</text:p>
          </table:table-cell>
          <table:table-cell office:value-type="float" office:value="2.278" table:style-name="ce1">
            <text:p>2.278</text:p>
          </table:table-cell>
          <table:table-cell office:value-type="float" office:value="2.7948" table:style-name="ce1">
            <text:p>2.7948</text:p>
          </table:table-cell>
          <table:table-cell office:value-type="float" office:value="3.0438000000000001" table:style-name="ce1">
            <text:p>3.0438</text:p>
          </table:table-cell>
          <table:table-cell office:value-type="float" office:value="4.7610000000000001" table:style-name="ce1">
            <text:p>4.761</text:p>
          </table:table-cell>
          <table:table-cell office:value-type="float" office:value="3.6307999999999998" table:style-name="ce1">
            <text:p>3.6308</text:p>
          </table:table-cell>
          <table:table-cell office:value-type="float" office:value="2.4550000000000001" table:style-name="ce1">
            <text:p>2.455</text:p>
          </table:table-cell>
          <table:table-cell office:value-type="float" office:value="2.6217999999999999" table:style-name="ce1">
            <text:p>2.6218</text:p>
          </table:table-cell>
          <table:table-cell office:value-type="float" office:value="2.7492000000000001" table:style-name="ce1">
            <text:p>2.7492</text:p>
          </table:table-cell>
          <table:table-cell office:value-type="float" office:value="3.4085999999999999" table:style-name="ce1">
            <text:p>3.4086</text:p>
          </table:table-cell>
          <table:table-cell office:value-type="float" office:value="1.9658" table:style-name="ce1">
            <text:p>1.9658</text:p>
          </table:table-cell>
          <table:table-cell office:value-type="float" office:value="-538.6" table:style-name="ce1">
            <text:p>-538.6</text:p>
          </table:table-cell>
          <table:table-cell office:value-type="float" office:value="-544.19000000000005" table:style-name="ce1">
            <text:p>-544.19</text:p>
          </table:table-cell>
          <table:table-cell office:value-type="float" office:value="-50.5" table:style-name="ce1">
            <text:p>-50.5</text:p>
          </table:table-cell>
          <table:table-cell office:value-type="float" office:value="-959.3" table:style-name="ce1">
            <text:p>-959.3</text:p>
          </table:table-cell>
          <table:table-cell office:value-type="float" office:value="-544.70000000000005" table:style-name="ce1">
            <text:p>-544.7</text:p>
          </table:table-cell>
          <table:table-cell office:value-type="float" office:value="-630.6" table:style-name="ce1">
            <text:p>-630.6</text:p>
          </table:table-cell>
          <table:table-cell office:value-type="float" office:value="-392.3" table:style-name="ce1">
            <text:p>-392.3</text:p>
          </table:table-cell>
          <table:table-cell office:value-type="float" office:value="-363.3" table:style-name="ce1">
            <text:p>-363.3</text:p>
          </table:table-cell>
          <table:table-cell office:value-type="float" office:value="-516.20000000000005" table:style-name="ce1">
            <text:p>-516.2</text:p>
          </table:table-cell>
          <table:table-cell office:value-type="float" office:value="-624.6" table:style-name="ce1">
            <text:p>-624.6</text:p>
          </table:table-cell>
          <table:table-cell office:value-type="float" office:value="-5164.29" table:style-name="ce1">
            <text:p>-5164.2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etrahedron without relax</text:p>
          </table:table-cell>
          <table:table-cell office:value-type="float" office:value="2.2873999999999999" table:style-name="ce1">
            <text:p>2.2874</text:p>
          </table:table-cell>
          <table:table-cell office:value-type="float" office:value="2.8780000000000001" table:style-name="ce1">
            <text:p>2.878</text:p>
          </table:table-cell>
          <table:table-cell office:value-type="float" office:value="3.101" table:style-name="ce1">
            <text:p>3.101</text:p>
          </table:table-cell>
          <table:table-cell office:value-type="float" office:value="4.93" table:style-name="ce1">
            <text:p>4.93</text:p>
          </table:table-cell>
          <table:table-cell office:value-type="float" office:value="3.5304000000000002" table:style-name="ce1">
            <text:p>3.5304</text:p>
          </table:table-cell>
          <table:table-cell office:value-type="float" office:value="2.5853999999999999" table:style-name="ce1">
            <text:p>2.5854</text:p>
          </table:table-cell>
          <table:table-cell office:value-type="float" office:value="2.7713999999999999" table:style-name="ce1">
            <text:p>2.7714</text:p>
          </table:table-cell>
          <table:table-cell office:value-type="float" office:value="2.7448000000000001" table:style-name="ce1">
            <text:p>2.7448</text:p>
          </table:table-cell>
          <table:table-cell office:value-type="float" office:value="3.3468" table:style-name="ce1">
            <text:p>3.3468</text:p>
          </table:table-cell>
          <table:table-cell office:value-type="float" office:value="2.0409999999999999" table:style-name="ce1">
            <text:p>2.041</text:p>
          </table:table-cell>
          <table:table-cell office:value-type="float" office:value="-477.3" table:style-name="ce1">
            <text:p>-477.3</text:p>
          </table:table-cell>
          <table:table-cell office:value-type="float" office:value="-566.20000000000005" table:style-name="ce1">
            <text:p>-566.2</text:p>
          </table:table-cell>
          <table:table-cell office:value-type="float" office:value="-583" table:style-name="ce1">
            <text:p>-583</text:p>
          </table:table-cell>
          <table:table-cell office:value-type="float" office:value="-1027.2" table:style-name="ce1">
            <text:p>-1027.2</text:p>
          </table:table-cell>
          <table:table-cell office:value-type="float" office:value="-597.9" table:style-name="ce1">
            <text:p>-597.9</text:p>
          </table:table-cell>
          <table:table-cell office:value-type="float" office:value="-645.70000000000005" table:style-name="ce1">
            <text:p>-645.7</text:p>
          </table:table-cell>
          <table:table-cell office:value-type="float" office:value="-406.9" table:style-name="ce1">
            <text:p>-406.9</text:p>
          </table:table-cell>
          <table:table-cell office:value-type="float" office:value="-346.5" table:style-name="ce1">
            <text:p>-346.5</text:p>
          </table:table-cell>
          <table:table-cell office:value-type="float" office:value="-518.79999999999995" table:style-name="ce1">
            <text:p>-518.8</text:p>
          </table:table-cell>
          <table:table-cell office:value-type="float" office:value="-652.5" table:style-name="ce1">
            <text:p>-652.5</text:p>
          </table:table-cell>
          <table:table-cell office:value-type="float" office:value="-5822" table:style-name="ce1">
            <text:p>-5822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Tetrahedron with relax</text:p>
          </table:table-cell>
          <table:table-cell office:value-type="float" office:value="2.0446" table:style-name="ce3">
            <text:p>2.0446</text:p>
          </table:table-cell>
          <table:table-cell office:value-type="float" office:value="2.5775999999999999" table:style-name="ce3">
            <text:p>2.5776</text:p>
          </table:table-cell>
          <table:table-cell office:value-type="float" office:value="2.8008000000000002" table:style-name="ce3">
            <text:p>2.8008</text:p>
          </table:table-cell>
          <table:table-cell office:value-type="float" office:value="4.7245999999999997" table:style-name="ce3">
            <text:p>4.7246</text:p>
          </table:table-cell>
          <table:table-cell office:value-type="float" office:value="3.3296000000000001" table:style-name="ce3">
            <text:p>3.3296</text:p>
          </table:table-cell>
          <table:table-cell office:value-type="float" office:value="2.1819999999999999" table:style-name="ce3">
            <text:p>2.182</text:p>
          </table:table-cell>
          <table:table-cell office:value-type="float" office:value="2.4338000000000002" table:style-name="ce3">
            <text:p>2.4338</text:p>
          </table:table-cell>
          <table:table-cell office:value-type="float" office:value="2.6587999999999998" table:style-name="ce3">
            <text:p>2.6588</text:p>
          </table:table-cell>
          <table:table-cell office:value-type="float" office:value="3.2242000000000002" table:style-name="ce3">
            <text:p>3.2242</text:p>
          </table:table-cell>
          <table:table-cell office:value-type="float" office:value="1.7889999999999999" table:style-name="ce3">
            <text:p>1.789</text:p>
          </table:table-cell>
          <table:table-cell office:value-type="float" office:value="-190.3" table:style-name="ce3">
            <text:p>-190.3</text:p>
          </table:table-cell>
          <table:table-cell office:value-type="float" office:value="-681.8" table:style-name="ce3">
            <text:p>-681.8</text:p>
          </table:table-cell>
          <table:table-cell office:value-type="float" office:value="-312.2" table:style-name="ce3">
            <text:p>-312.2</text:p>
          </table:table-cell>
          <table:table-cell office:value-type="float" office:value="-1017" table:style-name="ce3">
            <text:p>-1017</text:p>
          </table:table-cell>
          <table:table-cell office:value-type="float" office:value="-624.6" table:style-name="ce3">
            <text:p>-624.6</text:p>
          </table:table-cell>
          <table:table-cell office:value-type="float" office:value="-370.2" table:style-name="ce3">
            <text:p>-370.2</text:p>
          </table:table-cell>
          <table:table-cell office:value-type="float" office:value="-252.4" table:style-name="ce3">
            <text:p>-252.4</text:p>
          </table:table-cell>
          <table:table-cell office:value-type="float" office:value="-205.7" table:style-name="ce3">
            <text:p>-205.7</text:p>
          </table:table-cell>
          <table:table-cell office:value-type="float" office:value="-388" table:style-name="ce3">
            <text:p>-388</text:p>
          </table:table-cell>
          <table:table-cell office:value-type="float" office:value="-492.9" table:style-name="ce3">
            <text:p>-492.9</text:p>
          </table:table-cell>
          <table:table-cell office:value-type="float" office:value="-4535.1000000000004" table:style-name="ce3">
            <text:p>-4535.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etrahedron with low STDEV of distances</text:p>
          </table:table-cell>
          <table:table-cell office:value-type="float" office:value="2.09" table:style-name="ce1">
            <text:p>2.09</text:p>
          </table:table-cell>
          <table:table-cell office:value-type="float" office:value="2.5668000000000002" table:style-name="ce1">
            <text:p>2.5668</text:p>
          </table:table-cell>
          <table:table-cell office:value-type="float" office:value="2.8277999999999999" table:style-name="ce1">
            <text:p>2.8278</text:p>
          </table:table-cell>
          <table:table-cell office:value-type="float" office:value="4.6360000000000001" table:style-name="ce1">
            <text:p>4.636</text:p>
          </table:table-cell>
          <table:table-cell office:value-type="float" office:value="3.3932000000000002" table:style-name="ce1">
            <text:p>3.3932</text:p>
          </table:table-cell>
          <table:table-cell office:value-type="float" office:value="2.1556000000000002" table:style-name="ce1">
            <text:p>2.1556</text:p>
          </table:table-cell>
          <table:table-cell office:value-type="float" office:value="2.4232" table:style-name="ce1">
            <text:p>2.4232</text:p>
          </table:table-cell>
          <table:table-cell office:value-type="float" office:value="3.085" table:style-name="ce1">
            <text:p>3.085</text:p>
          </table:table-cell>
          <table:table-cell office:value-type="float" office:value="3.2378" table:style-name="ce1">
            <text:p>3.2378</text:p>
          </table:table-cell>
          <table:table-cell office:value-type="float" office:value="1.7944" table:style-name="ce1">
            <text:p>1.7944</text:p>
          </table:table-cell>
          <table:table-cell office:value-type="float" office:value="-190.1" table:style-name="ce1">
            <text:p>-190.1</text:p>
          </table:table-cell>
          <table:table-cell office:value-type="float" office:value="-626.9" table:style-name="ce1">
            <text:p>-626.9</text:p>
          </table:table-cell>
          <table:table-cell office:value-type="float" office:value="-330.5" table:style-name="ce1">
            <text:p>-330.5</text:p>
          </table:table-cell>
          <table:table-cell office:value-type="float" office:value="-1020" table:style-name="ce1">
            <text:p>-1020</text:p>
          </table:table-cell>
          <table:table-cell office:value-type="float" office:value="-620.1" table:style-name="ce1">
            <text:p>-620.1</text:p>
          </table:table-cell>
          <table:table-cell office:value-type="float" office:value="-362.2" table:style-name="ce1">
            <text:p>-362.2</text:p>
          </table:table-cell>
          <table:table-cell office:value-type="float" office:value="-264.39999999999998" table:style-name="ce1">
            <text:p>-264.4</text:p>
          </table:table-cell>
          <table:table-cell office:value-type="float" office:value="-281.2" table:style-name="ce1">
            <text:p>-281.2</text:p>
          </table:table-cell>
          <table:table-cell office:value-type="float" office:value="-393.2" table:style-name="ce1">
            <text:p>-393.2</text:p>
          </table:table-cell>
          <table:table-cell office:value-type="float" office:value="-501.4" table:style-name="ce1">
            <text:p>-501.4</text:p>
          </table:table-cell>
          <table:table-cell office:value-type="float" office:value="-4590" table:style-name="ce1">
            <text:p>-459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etrahedron with bigger distances</text:p>
          </table:table-cell>
          <table:table-cell office:value-type="float" office:value="2.1572" table:style-name="ce1">
            <text:p>2.1572</text:p>
          </table:table-cell>
          <table:table-cell office:value-type="float" office:value="2.7302" table:style-name="ce1">
            <text:p>2.7302</text:p>
          </table:table-cell>
          <table:table-cell office:value-type="float" office:value="2.8111999999999999" table:style-name="ce1">
            <text:p>2.8112</text:p>
          </table:table-cell>
          <table:table-cell office:value-type="float" office:value="4.8028000000000004" table:style-name="ce1">
            <text:p>4.8028</text:p>
          </table:table-cell>
          <table:table-cell office:value-type="float" office:value="3.5428000000000002" table:style-name="ce1">
            <text:p>3.5428</text:p>
          </table:table-cell>
          <table:table-cell office:value-type="float" office:value="2.1025999999999998" table:style-name="ce1">
            <text:p>2.1026</text:p>
          </table:table-cell>
          <table:table-cell office:value-type="float" office:value="2.4350000000000001" table:style-name="ce1">
            <text:p>2.435</text:p>
          </table:table-cell>
          <table:table-cell office:value-type="float" office:value="2.8936000000000002" table:style-name="ce1">
            <text:p>2.8936</text:p>
          </table:table-cell>
          <table:table-cell office:value-type="float" office:value="3.2208000000000001" table:style-name="ce1">
            <text:p>3.2208</text:p>
          </table:table-cell>
          <table:table-cell office:value-type="float" office:value="1.7927999999999999" table:style-name="ce1">
            <text:p>1.7928</text:p>
          </table:table-cell>
          <table:table-cell office:value-type="float" office:value="-190" table:style-name="ce1">
            <text:p>-190</text:p>
          </table:table-cell>
          <table:table-cell office:value-type="float" office:value="-659.2" table:style-name="ce1">
            <text:p>-659.2</text:p>
          </table:table-cell>
          <table:table-cell office:value-type="float" office:value="-322.7" table:style-name="ce1">
            <text:p>-322.7</text:p>
          </table:table-cell>
          <table:table-cell office:value-type="float" office:value="-957.5" table:style-name="ce1">
            <text:p>-957.5</text:p>
          </table:table-cell>
          <table:table-cell office:value-type="float" office:value="-629" table:style-name="ce1">
            <text:p>-629</text:p>
          </table:table-cell>
          <table:table-cell office:value-type="float" office:value="-353.7" table:style-name="ce1">
            <text:p>-353.7</text:p>
          </table:table-cell>
          <table:table-cell office:value-type="float" office:value="-264" table:style-name="ce1">
            <text:p>-264</text:p>
          </table:table-cell>
          <table:table-cell office:value-type="float" office:value="-281.39999999999998" table:style-name="ce1">
            <text:p>-281.4</text:p>
          </table:table-cell>
          <table:table-cell office:value-type="float" office:value="-387.4" table:style-name="ce1">
            <text:p>-387.4</text:p>
          </table:table-cell>
          <table:table-cell office:value-type="float" office:value="-509.1" table:style-name="ce1">
            <text:p>-509.1</text:p>
          </table:table-cell>
          <table:table-cell office:value-type="float" office:value="-4554" table:style-name="ce1">
            <text:p>-4554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2xTetrahedrons with relax cst</text:p>
          </table:table-cell>
          <table:table-cell office:value-type="float" office:value="2.0234000000000001" table:style-name="ce3">
            <text:p>2.0234</text:p>
          </table:table-cell>
          <table:table-cell office:value-type="float" office:value="2.6934" table:style-name="ce3">
            <text:p>2.6934</text:p>
          </table:table-cell>
          <table:table-cell office:value-type="float" office:value="2.9308000000000001" table:style-name="ce3">
            <text:p>2.9308</text:p>
          </table:table-cell>
          <table:table-cell office:value-type="float" office:value="4.7378" table:style-name="ce3">
            <text:p>4.7378</text:p>
          </table:table-cell>
          <table:table-cell office:value-type="float" office:value="3.4603999999999999" table:style-name="ce3">
            <text:p>3.4604</text:p>
          </table:table-cell>
          <table:table-cell office:value-type="float" office:value="2.0819999999999999" table:style-name="ce3">
            <text:p>2.082</text:p>
          </table:table-cell>
          <table:table-cell office:value-type="float" office:value="2.4712000000000001" table:style-name="ce3">
            <text:p>2.4712</text:p>
          </table:table-cell>
          <table:table-cell office:value-type="float" office:value="2.8279999999999998" table:style-name="ce3">
            <text:p>2.828</text:p>
          </table:table-cell>
          <table:table-cell office:value-type="float" office:value="3.1972" table:style-name="ce3">
            <text:p>3.1972</text:p>
          </table:table-cell>
          <table:table-cell office:value-type="float" office:value="1.8191999999999999" table:style-name="ce3">
            <text:p>1.8192</text:p>
          </table:table-cell>
          <table:table-cell office:value-type="float" office:value="-190.1" table:style-name="ce3">
            <text:p>-190.1</text:p>
          </table:table-cell>
          <table:table-cell office:value-type="float" office:value="-688.2" table:style-name="ce3">
            <text:p>-688.2</text:p>
          </table:table-cell>
          <table:table-cell office:value-type="float" office:value="-323.89999999999998" table:style-name="ce3">
            <text:p>-323.9</text:p>
          </table:table-cell>
          <table:table-cell office:value-type="float" office:value="-925.7" table:style-name="ce3">
            <text:p>-925.7</text:p>
          </table:table-cell>
          <table:table-cell office:value-type="float" office:value="-614.1" table:style-name="ce3">
            <text:p>-614.1</text:p>
          </table:table-cell>
          <table:table-cell office:value-type="float" office:value="-359.8" table:style-name="ce3">
            <text:p>-359.8</text:p>
          </table:table-cell>
          <table:table-cell office:value-type="float" office:value="-268.60000000000002" table:style-name="ce3">
            <text:p>-268.6</text:p>
          </table:table-cell>
          <table:table-cell office:value-type="float" office:value="-244.1" table:style-name="ce3">
            <text:p>-244.1</text:p>
          </table:table-cell>
          <table:table-cell office:value-type="float" office:value="-395.9" table:style-name="ce3">
            <text:p>-395.9</text:p>
          </table:table-cell>
          <table:table-cell office:value-type="float" office:value="-494.6" table:style-name="ce3">
            <text:p>-494.6</text:p>
          </table:table-cell>
          <table:table-cell office:value-type="float" office:value="-4505" table:style-name="ce3">
            <text:p>-450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4xTetrahedrons with relax cst</text:p>
          </table:table-cell>
          <table:table-cell office:value-type="float" office:value="2.1070000000000002" table:style-name="ce1">
            <text:p>2.107</text:p>
          </table:table-cell>
          <table:table-cell office:value-type="float" office:value="2.6686000000000001" table:style-name="ce1">
            <text:p>2.6686</text:p>
          </table:table-cell>
          <table:table-cell office:value-type="float" office:value="2.819" table:style-name="ce1">
            <text:p>2.819</text:p>
          </table:table-cell>
          <table:table-cell office:value-type="float" office:value="4.8864000000000001" table:style-name="ce1">
            <text:p>4.8864</text:p>
          </table:table-cell>
          <table:table-cell office:value-type="float" office:value="3.5693999999999999" table:style-name="ce1">
            <text:p>3.5694</text:p>
          </table:table-cell>
          <table:table-cell office:value-type="float" office:value="2.1074000000000002" table:style-name="ce1">
            <text:p>2.1074</text:p>
          </table:table-cell>
          <table:table-cell office:value-type="float" office:value="2.4226000000000001" table:style-name="ce1">
            <text:p>2.4226</text:p>
          </table:table-cell>
          <table:table-cell office:value-type="float" office:value="3.1884000000000001" table:style-name="ce1">
            <text:p>3.1884</text:p>
          </table:table-cell>
          <table:table-cell office:value-type="float" office:value="3.2063999999999999" table:style-name="ce1">
            <text:p>3.2064</text:p>
          </table:table-cell>
          <table:table-cell office:value-type="float" office:value="1.8724000000000001" table:style-name="ce1">
            <text:p>1.8724</text:p>
          </table:table-cell>
          <table:table-cell office:value-type="float" office:value="-192.9" table:style-name="ce1">
            <text:p>-192.9</text:p>
          </table:table-cell>
          <table:table-cell office:value-type="float" office:value="-711.7" table:style-name="ce1">
            <text:p>-711.7</text:p>
          </table:table-cell>
          <table:table-cell office:value-type="float" office:value="-324.39999999999998" table:style-name="ce1">
            <text:p>-324.4</text:p>
          </table:table-cell>
          <table:table-cell office:value-type="float" office:value="-1013.4" table:style-name="ce1">
            <text:p>-1013.4</text:p>
          </table:table-cell>
          <table:table-cell office:value-type="float" office:value="-594.79999999999995" table:style-name="ce1">
            <text:p>-594.8</text:p>
          </table:table-cell>
          <table:table-cell office:value-type="float" office:value="-359" table:style-name="ce1">
            <text:p>-359</text:p>
          </table:table-cell>
          <table:table-cell office:value-type="float" office:value="-250.6" table:style-name="ce1">
            <text:p>-250.6</text:p>
          </table:table-cell>
          <table:table-cell office:value-type="float" office:value="-290.5" table:style-name="ce1">
            <text:p>-290.5</text:p>
          </table:table-cell>
          <table:table-cell office:value-type="float" office:value="-427.7" table:style-name="ce1">
            <text:p>-427.7</text:p>
          </table:table-cell>
          <table:table-cell office:value-type="float" office:value="-511.4" table:style-name="ce1">
            <text:p>-511.4</text:p>
          </table:table-cell>
          <table:table-cell office:value-type="float" office:value="-4676.3999999999996" table:style-name="ce1">
            <text:p>-4676.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etrahedral constraints in just relax</text:p>
          </table:table-cell>
          <table:table-cell office:value-type="float" office:value="2.302" table:style-name="ce1">
            <text:p>2.302</text:p>
          </table:table-cell>
          <table:table-cell office:value-type="float" office:value="2.5289999999999999" table:style-name="ce1">
            <text:p>2.529</text:p>
          </table:table-cell>
          <table:table-cell office:value-type="float" office:value="3.1482000000000001" table:style-name="ce1">
            <text:p>3.1482</text:p>
          </table:table-cell>
          <table:table-cell office:value-type="float" office:value="4.7401999999999997" table:style-name="ce1">
            <text:p>4.7402</text:p>
          </table:table-cell>
          <table:table-cell office:value-type="float" office:value="3.5865999999999998" table:style-name="ce1">
            <text:p>3.5866</text:p>
          </table:table-cell>
          <table:table-cell office:value-type="float" office:value="2.4552" table:style-name="ce1">
            <text:p>2.4552</text:p>
          </table:table-cell>
          <table:table-cell office:value-type="float" office:value="2.6602000000000001" table:style-name="ce1">
            <text:p>2.6602</text:p>
          </table:table-cell>
          <table:table-cell office:value-type="float" office:value="2.5251999999999999" table:style-name="ce1">
            <text:p>2.5252</text:p>
          </table:table-cell>
          <table:table-cell office:value-type="float" office:value="3.2465999999999999" table:style-name="ce1">
            <text:p>3.2466</text:p>
          </table:table-cell>
          <table:table-cell office:value-type="float" office:value="2.1337999999999999" table:style-name="ce1">
            <text:p>2.1338</text:p>
          </table:table-cell>
          <table:table-cell office:value-type="float" office:value="-533.79999999999995" table:style-name="ce1">
            <text:p>-533.8</text:p>
          </table:table-cell>
          <table:table-cell office:value-type="float" office:value="-513.1" table:style-name="ce1">
            <text:p>-513.1</text:p>
          </table:table-cell>
          <table:table-cell office:value-type="float" office:value="-570.4" table:style-name="ce1">
            <text:p>-570.4</text:p>
          </table:table-cell>
          <table:table-cell office:value-type="float" office:value="-989.4" table:style-name="ce1">
            <text:p>-989.4</text:p>
          </table:table-cell>
          <table:table-cell office:value-type="float" office:value="-650.5" table:style-name="ce1">
            <text:p>-650.5</text:p>
          </table:table-cell>
          <table:table-cell office:value-type="float" office:value="-651.79999999999995" table:style-name="ce1">
            <text:p>-651.8</text:p>
          </table:table-cell>
          <table:table-cell office:value-type="float" office:value="-340.6" table:style-name="ce1">
            <text:p>-340.6</text:p>
          </table:table-cell>
          <table:table-cell office:value-type="float" office:value="-327.9" table:style-name="ce1">
            <text:p>-327.9</text:p>
          </table:table-cell>
          <table:table-cell office:value-type="float" office:value="-531" table:style-name="ce1">
            <text:p>-531</text:p>
          </table:table-cell>
          <table:table-cell office:value-type="float" office:value="-682.6" table:style-name="ce1">
            <text:p>-682.6</text:p>
          </table:table-cell>
          <table:table-cell office:value-type="float" office:value="-5791.1" table:style-name="ce1">
            <text:p>-5791.1</text:p>
          </table:table-cell>
          <table:table-cell table:number-columns-repeated="1636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ometric constraint benchmark (absolute volume of best pdb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ceptor</text:p>
          </table:table-cell>
          <table:table-cell office:value-type="string" table:style-name="ce1">
            <text:p>Structurally determined</text:p>
          </table:table-cell>
          <table:table-cell office:value-type="string" table:style-name="ce1">
            <text:p>RosettaGPCR</text:p>
          </table:table-cell>
          <table:table-cell office:value-type="string" table:style-name="ce1">
            <text:p>RosettaGPCR</text:p>
          </table:table-cell>
          <table:table-cell office:value-type="string" table:style-name="ce1">
            <text:p>Linear Restraints</text:p>
          </table:table-cell>
          <table:table-cell office:value-type="string" table:style-name="ce1">
            <text:p>Linear Restraints</text:p>
          </table:table-cell>
          <table:table-cell office:value-type="string" table:style-name="ce1">
            <text:p>12 Triangles as Restraints</text:p>
          </table:table-cell>
          <table:table-cell office:value-type="string" table:style-name="ce1">
            <text:p>12 Triangles as Restraints</text:p>
          </table:table-cell>
          <table:table-cell office:value-type="string" table:style-name="ce1">
            <text:p>Cubic Restraints 1</text:p>
          </table:table-cell>
          <table:table-cell office:value-type="string" table:style-name="ce1">
            <text:p>Cubic Restraints 1</text:p>
          </table:table-cell>
          <table:table-cell office:value-type="string" table:style-name="ce1">
            <text:p>Cubic Restraints 2</text:p>
          </table:table-cell>
          <table:table-cell office:value-type="string" table:style-name="ce1">
            <text:p>Cubic Restraints 2</text:p>
          </table:table-cell>
          <table:table-cell office:value-type="string" table:style-name="ce1">
            <text:p>Cubic Restraints3</text:p>
          </table:table-cell>
          <table:table-cell office:value-type="string" table:style-name="ce1">
            <text:p>Cubic Restraints3</text:p>
          </table:table-cell>
          <table:table-cell office:value-type="string" table:style-name="ce1">
            <text:p>All possible restraints</text:p>
          </table:table-cell>
          <table:table-cell office:value-type="string" table:style-name="ce1">
            <text:p>All possible restraints</text:p>
          </table:table-cell>
          <table:table-cell office:value-type="string" table:style-name="ce1">
            <text:p>Final restraint set</text:p>
          </table:table-cell>
          <table:table-cell office:value-type="string" table:style-name="ce1">
            <text:p>Final restraint set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A1R</text:p>
          </table:table-cell>
          <table:table-cell office:value-type="float" office:value="2857.75" table:style-name="ce2">
            <text:p>2857.75</text:p>
          </table:table-cell>
          <table:table-cell office:value-type="float" office:value="2359.39" table:style-name="ce2">
            <text:p>2359.39</text:p>
          </table:table-cell>
          <table:table-cell office:value-type="float" office:value="-498.37" table:style-name="ce2">
            <text:p>-498.37</text:p>
          </table:table-cell>
          <table:table-cell office:value-type="float" office:value="2316.69" table:style-name="ce2">
            <text:p>2316.69</text:p>
          </table:table-cell>
          <table:table-cell office:value-type="float" office:value="-541.07000000000005" table:style-name="ce2">
            <text:p>-541.07</text:p>
          </table:table-cell>
          <table:table-cell office:value-type="float" office:value="2514.0500000000002" table:style-name="ce2">
            <text:p>2514.05</text:p>
          </table:table-cell>
          <table:table-cell office:value-type="float" office:value="-343.7" table:style-name="ce2">
            <text:p>-343.70</text:p>
          </table:table-cell>
          <table:table-cell office:value-type="float" office:value="2244.8000000000002" table:style-name="ce2">
            <text:p>2244.80</text:p>
          </table:table-cell>
          <table:table-cell office:value-type="float" office:value="-612.96" table:style-name="ce2">
            <text:p>-612.96</text:p>
          </table:table-cell>
          <table:table-cell office:value-type="float" office:value="2333.66" table:style-name="ce2">
            <text:p>2333.66</text:p>
          </table:table-cell>
          <table:table-cell office:value-type="float" office:value="-524.09" table:style-name="ce2">
            <text:p>-524.09</text:p>
          </table:table-cell>
          <table:table-cell office:value-type="float" office:value="2359.39" table:style-name="ce2">
            <text:p>2359.39</text:p>
          </table:table-cell>
          <table:table-cell office:value-type="float" office:value="-498.36" table:style-name="ce2">
            <text:p>-498.36</text:p>
          </table:table-cell>
          <table:table-cell office:value-type="float" office:value="2640.19" table:style-name="ce2">
            <text:p>2640.19</text:p>
          </table:table-cell>
          <table:table-cell office:value-type="float" office:value="-217.57" table:style-name="ce2">
            <text:p>-217.57</text:p>
          </table:table-cell>
          <table:table-cell office:value-type="float" office:value="2936.59" table:style-name="ce2">
            <text:p>2936.59</text:p>
          </table:table-cell>
          <table:table-cell office:value-type="float" office:value="78.84" table:style-name="ce2">
            <text:p>78.84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A2AR</text:p>
          </table:table-cell>
          <table:table-cell office:value-type="float" office:value="2503.15" table:style-name="ce2">
            <text:p>2503.15</text:p>
          </table:table-cell>
          <table:table-cell office:value-type="float" office:value="2284.3200000000002" table:style-name="ce2">
            <text:p>2284.32</text:p>
          </table:table-cell>
          <table:table-cell office:value-type="float" office:value="-218.84" table:style-name="ce2">
            <text:p>-218.84</text:p>
          </table:table-cell>
          <table:table-cell office:value-type="float" office:value="2194.84" table:style-name="ce2">
            <text:p>2194.84</text:p>
          </table:table-cell>
          <table:table-cell office:value-type="float" office:value="-308.32" table:style-name="ce2">
            <text:p>-308.32</text:p>
          </table:table-cell>
          <table:table-cell office:value-type="float" office:value="2575.52" table:style-name="ce2">
            <text:p>2575.52</text:p>
          </table:table-cell>
          <table:table-cell office:value-type="float" office:value="72.36" table:style-name="ce2">
            <text:p>72.36</text:p>
          </table:table-cell>
          <table:table-cell office:value-type="float" office:value="2254.06" table:style-name="ce2">
            <text:p>2254.06</text:p>
          </table:table-cell>
          <table:table-cell office:value-type="float" office:value="-249.1" table:style-name="ce2">
            <text:p>-249.10</text:p>
          </table:table-cell>
          <table:table-cell office:value-type="float" office:value="2313.64" table:style-name="ce2">
            <text:p>2313.64</text:p>
          </table:table-cell>
          <table:table-cell office:value-type="float" office:value="-189.51" table:style-name="ce2">
            <text:p>-189.51</text:p>
          </table:table-cell>
          <table:table-cell office:value-type="float" office:value="2442.3200000000002" table:style-name="ce2">
            <text:p>2442.32</text:p>
          </table:table-cell>
          <table:table-cell office:value-type="float" office:value="-60.84" table:style-name="ce2">
            <text:p>-60.84</text:p>
          </table:table-cell>
          <table:table-cell office:value-type="float" office:value="2642.96" table:style-name="ce2">
            <text:p>2642.96</text:p>
          </table:table-cell>
          <table:table-cell office:value-type="float" office:value="139.81" table:style-name="ce2">
            <text:p>139.81</text:p>
          </table:table-cell>
          <table:table-cell office:value-type="float" office:value="2664.96" table:style-name="ce2">
            <text:p>2664.96</text:p>
          </table:table-cell>
          <table:table-cell office:value-type="float" office:value="161.81" table:style-name="ce2">
            <text:p>161.8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DRB1</text:p>
          </table:table-cell>
          <table:table-cell office:value-type="float" office:value="2383.67" table:style-name="ce2">
            <text:p>2383.67</text:p>
          </table:table-cell>
          <table:table-cell office:value-type="float" office:value="2151.73" table:style-name="ce2">
            <text:p>2151.73</text:p>
          </table:table-cell>
          <table:table-cell office:value-type="float" office:value="-231.95" table:style-name="ce2">
            <text:p>-231.95</text:p>
          </table:table-cell>
          <table:table-cell office:value-type="float" office:value="2566.46" table:style-name="ce2">
            <text:p>2566.46</text:p>
          </table:table-cell>
          <table:table-cell office:value-type="float" office:value="182.79" table:style-name="ce2">
            <text:p>182.79</text:p>
          </table:table-cell>
          <table:table-cell office:value-type="float" office:value="2541.92" table:style-name="ce2">
            <text:p>2541.92</text:p>
          </table:table-cell>
          <table:table-cell office:value-type="float" office:value="158.25" table:style-name="ce2">
            <text:p>158.25</text:p>
          </table:table-cell>
          <table:table-cell office:value-type="float" office:value="2272.52" table:style-name="ce2">
            <text:p>2272.52</text:p>
          </table:table-cell>
          <table:table-cell office:value-type="float" office:value="-111.15" table:style-name="ce2">
            <text:p>-111.15</text:p>
          </table:table-cell>
          <table:table-cell office:value-type="float" office:value="2582.4499999999998" table:style-name="ce2">
            <text:p>2582.45</text:p>
          </table:table-cell>
          <table:table-cell office:value-type="float" office:value="198.78" table:style-name="ce2">
            <text:p>198.78</text:p>
          </table:table-cell>
          <table:table-cell office:value-type="float" office:value="2613.91" table:style-name="ce2">
            <text:p>2613.91</text:p>
          </table:table-cell>
          <table:table-cell office:value-type="float" office:value="230.23" table:style-name="ce2">
            <text:p>230.23</text:p>
          </table:table-cell>
          <table:table-cell office:value-type="float" office:value="2644.89" table:style-name="ce2">
            <text:p>2644.89</text:p>
          </table:table-cell>
          <table:table-cell office:value-type="float" office:value="261.22000000000003" table:style-name="ce2">
            <text:p>261.22</text:p>
          </table:table-cell>
          <table:table-cell office:value-type="float" office:value="2511.41" table:style-name="ce2">
            <text:p>2511.41</text:p>
          </table:table-cell>
          <table:table-cell office:value-type="float" office:value="127.74" table:style-name="ce2">
            <text:p>127.74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DRB2</text:p>
          </table:table-cell>
          <table:table-cell office:value-type="float" office:value="2447.17" table:style-name="ce2">
            <text:p>2447.17</text:p>
          </table:table-cell>
          <table:table-cell office:value-type="float" office:value="2315.0500000000002" table:style-name="ce2">
            <text:p>2315.05</text:p>
          </table:table-cell>
          <table:table-cell office:value-type="float" office:value="-132.12" table:style-name="ce2">
            <text:p>-132.12</text:p>
          </table:table-cell>
          <table:table-cell office:value-type="float" office:value="2387.63" table:style-name="ce2">
            <text:p>2387.63</text:p>
          </table:table-cell>
          <table:table-cell office:value-type="float" office:value="-59.53" table:style-name="ce2">
            <text:p>-59.53</text:p>
          </table:table-cell>
          <table:table-cell office:value-type="float" office:value="2408.9699999999998" table:style-name="ce2">
            <text:p>2408.97</text:p>
          </table:table-cell>
          <table:table-cell office:value-type="float" office:value="-38.200000000000003" table:style-name="ce2">
            <text:p>-38.20</text:p>
          </table:table-cell>
          <table:table-cell office:value-type="float" office:value="2252.3200000000002" table:style-name="ce2">
            <text:p>2252.32</text:p>
          </table:table-cell>
          <table:table-cell office:value-type="float" office:value="-194.84" table:style-name="ce2">
            <text:p>-194.84</text:p>
          </table:table-cell>
          <table:table-cell office:value-type="float" office:value="2448.62" table:style-name="ce2">
            <text:p>2448.62</text:p>
          </table:table-cell>
          <table:table-cell office:value-type="float" office:value="1.45" table:style-name="ce2">
            <text:p>1.45</text:p>
          </table:table-cell>
          <table:table-cell office:value-type="float" office:value="2640.41" table:style-name="ce2">
            <text:p>2640.41</text:p>
          </table:table-cell>
          <table:table-cell office:value-type="float" office:value="193.24" table:style-name="ce2">
            <text:p>193.24</text:p>
          </table:table-cell>
          <table:table-cell office:value-type="float" office:value="2641.27" table:style-name="ce2">
            <text:p>2641.27</text:p>
          </table:table-cell>
          <table:table-cell office:value-type="float" office:value="194.1" table:style-name="ce2">
            <text:p>194.10</text:p>
          </table:table-cell>
          <table:table-cell office:value-type="float" office:value="2535.08" table:style-name="ce2">
            <text:p>2535.08</text:p>
          </table:table-cell>
          <table:table-cell office:value-type="float" office:value="87.91" table:style-name="ce2">
            <text:p>87.9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CCR7</text:p>
          </table:table-cell>
          <table:table-cell office:value-type="float" office:value="2794.59" table:style-name="ce2">
            <text:p>2794.59</text:p>
          </table:table-cell>
          <table:table-cell office:value-type="float" office:value="2430.13" table:style-name="ce2">
            <text:p>2430.13</text:p>
          </table:table-cell>
          <table:table-cell office:value-type="float" office:value="-364.46" table:style-name="ce2">
            <text:p>-364.46</text:p>
          </table:table-cell>
          <table:table-cell office:value-type="float" office:value="2675.82" table:style-name="ce2">
            <text:p>2675.82</text:p>
          </table:table-cell>
          <table:table-cell office:value-type="float" office:value="-118.77" table:style-name="ce2">
            <text:p>-118.77</text:p>
          </table:table-cell>
          <table:table-cell office:value-type="float" office:value="2812.4" table:style-name="ce2">
            <text:p>2812.40</text:p>
          </table:table-cell>
          <table:table-cell office:value-type="float" office:value="17.82" table:style-name="ce2">
            <text:p>17.82</text:p>
          </table:table-cell>
          <table:table-cell office:value-type="float" office:value="2496.83" table:style-name="ce2">
            <text:p>2496.83</text:p>
          </table:table-cell>
          <table:table-cell office:value-type="float" office:value="-297.75" table:style-name="ce2">
            <text:p>-297.75</text:p>
          </table:table-cell>
          <table:table-cell office:value-type="float" office:value="2543.13" table:style-name="ce2">
            <text:p>2543.13</text:p>
          </table:table-cell>
          <table:table-cell office:value-type="float" office:value="-251.46" table:style-name="ce2">
            <text:p>-251.46</text:p>
          </table:table-cell>
          <table:table-cell office:value-type="float" office:value="2564.79" table:style-name="ce2">
            <text:p>2564.79</text:p>
          </table:table-cell>
          <table:table-cell office:value-type="float" office:value="-229.8" table:style-name="ce2">
            <text:p>-229.80</text:p>
          </table:table-cell>
          <table:table-cell office:value-type="float" office:value="2643.35" table:style-name="ce2">
            <text:p>2643.35</text:p>
          </table:table-cell>
          <table:table-cell office:value-type="float" office:value="-151.24" table:style-name="ce2">
            <text:p>-151.24</text:p>
          </table:table-cell>
          <table:table-cell office:value-type="float" office:value="3011.14" table:style-name="ce2">
            <text:p>3011.14</text:p>
          </table:table-cell>
          <table:table-cell office:value-type="float" office:value="216.56" table:style-name="ce2">
            <text:p>216.56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CXCR2</text:p>
          </table:table-cell>
          <table:table-cell office:value-type="float" office:value="3071.11" table:style-name="ce2">
            <text:p>3071.11</text:p>
          </table:table-cell>
          <table:table-cell office:value-type="float" office:value="2461.6999999999998" table:style-name="ce2">
            <text:p>2461.70</text:p>
          </table:table-cell>
          <table:table-cell office:value-type="float" office:value="-609.41999999999996" table:style-name="ce2">
            <text:p>-609.42</text:p>
          </table:table-cell>
          <table:table-cell office:value-type="float" office:value="2786.45" table:style-name="ce2">
            <text:p>2786.45</text:p>
          </table:table-cell>
          <table:table-cell office:value-type="float" office:value="-284.66000000000003" table:style-name="ce2">
            <text:p>-284.66</text:p>
          </table:table-cell>
          <table:table-cell office:value-type="float" office:value="2746.56" table:style-name="ce2">
            <text:p>2746.56</text:p>
          </table:table-cell>
          <table:table-cell office:value-type="float" office:value="-324.56" table:style-name="ce2">
            <text:p>-324.56</text:p>
          </table:table-cell>
          <table:table-cell office:value-type="float" office:value="2648.48" table:style-name="ce2">
            <text:p>2648.48</text:p>
          </table:table-cell>
          <table:table-cell office:value-type="float" office:value="-422.63" table:style-name="ce2">
            <text:p>-422.63</text:p>
          </table:table-cell>
          <table:table-cell office:value-type="float" office:value="2641.74" table:style-name="ce2">
            <text:p>2641.74</text:p>
          </table:table-cell>
          <table:table-cell office:value-type="float" office:value="-429.38" table:style-name="ce2">
            <text:p>-429.38</text:p>
          </table:table-cell>
          <table:table-cell office:value-type="float" office:value="2655.43" table:style-name="ce2">
            <text:p>2655.43</text:p>
          </table:table-cell>
          <table:table-cell office:value-type="float" office:value="-415.68" table:style-name="ce2">
            <text:p>-415.68</text:p>
          </table:table-cell>
          <table:table-cell office:value-type="float" office:value="2653.42" table:style-name="ce2">
            <text:p>2653.42</text:p>
          </table:table-cell>
          <table:table-cell office:value-type="float" office:value="-417.7" table:style-name="ce2">
            <text:p>-417.70</text:p>
          </table:table-cell>
          <table:table-cell office:value-type="float" office:value="2741.58" table:style-name="ce2">
            <text:p>2741.58</text:p>
          </table:table-cell>
          <table:table-cell office:value-type="float" office:value="-329.54" table:style-name="ce2">
            <text:p>-329.54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CXCR4</text:p>
          </table:table-cell>
          <table:table-cell office:value-type="float" office:value="2893.43" table:style-name="ce2">
            <text:p>2893.43</text:p>
          </table:table-cell>
          <table:table-cell office:value-type="float" office:value="2378.2199999999998" table:style-name="ce2">
            <text:p>2378.22</text:p>
          </table:table-cell>
          <table:table-cell office:value-type="float" office:value="-515.21" table:style-name="ce2">
            <text:p>-515.21</text:p>
          </table:table-cell>
          <table:table-cell office:value-type="float" office:value="2527.3000000000002" table:style-name="ce2">
            <text:p>2527.30</text:p>
          </table:table-cell>
          <table:table-cell office:value-type="float" office:value="-366.13" table:style-name="ce2">
            <text:p>-366.13</text:p>
          </table:table-cell>
          <table:table-cell office:value-type="float" office:value="2840.47" table:style-name="ce2">
            <text:p>2840.47</text:p>
          </table:table-cell>
          <table:table-cell office:value-type="float" office:value="-52.97" table:style-name="ce2">
            <text:p>-52.97</text:p>
          </table:table-cell>
          <table:table-cell office:value-type="float" office:value="2518.6799999999998" table:style-name="ce2">
            <text:p>2518.68</text:p>
          </table:table-cell>
          <table:table-cell office:value-type="float" office:value="-374.75" table:style-name="ce2">
            <text:p>-374.75</text:p>
          </table:table-cell>
          <table:table-cell office:value-type="float" office:value="2603.4499999999998" table:style-name="ce2">
            <text:p>2603.45</text:p>
          </table:table-cell>
          <table:table-cell office:value-type="float" office:value="-289.98" table:style-name="ce2">
            <text:p>-289.98</text:p>
          </table:table-cell>
          <table:table-cell office:value-type="float" office:value="2639.6" table:style-name="ce2">
            <text:p>2639.60</text:p>
          </table:table-cell>
          <table:table-cell office:value-type="float" office:value="-253.83" table:style-name="ce2">
            <text:p>-253.83</text:p>
          </table:table-cell>
          <table:table-cell office:value-type="float" office:value="2637.96" table:style-name="ce2">
            <text:p>2637.96</text:p>
          </table:table-cell>
          <table:table-cell office:value-type="float" office:value="-255.48" table:style-name="ce2">
            <text:p>-255.48</text:p>
          </table:table-cell>
          <table:table-cell office:value-type="float" office:value="2802.79" table:style-name="ce2">
            <text:p>2802.79</text:p>
          </table:table-cell>
          <table:table-cell office:value-type="float" office:value="-90.64" table:style-name="ce2">
            <text:p>-90.64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3R</text:p>
          </table:table-cell>
          <table:table-cell office:value-type="float" office:value="2522.48" table:style-name="ce2">
            <text:p>2522.48</text:p>
          </table:table-cell>
          <table:table-cell office:value-type="float" office:value="2321.52" table:style-name="ce2">
            <text:p>2321.52</text:p>
          </table:table-cell>
          <table:table-cell office:value-type="float" office:value="-200.96" table:style-name="ce2">
            <text:p>-200.96</text:p>
          </table:table-cell>
          <table:table-cell office:value-type="float" office:value="2205.5300000000002" table:style-name="ce2">
            <text:p>2205.53</text:p>
          </table:table-cell>
          <table:table-cell office:value-type="float" office:value="-316.94" table:style-name="ce2">
            <text:p>-316.94</text:p>
          </table:table-cell>
          <table:table-cell office:value-type="float" office:value="2677.87" table:style-name="ce2">
            <text:p>2677.87</text:p>
          </table:table-cell>
          <table:table-cell office:value-type="float" office:value="155.38999999999999" table:style-name="ce2">
            <text:p>155.39</text:p>
          </table:table-cell>
          <table:table-cell office:value-type="float" office:value="2463.11" table:style-name="ce2">
            <text:p>2463.11</text:p>
          </table:table-cell>
          <table:table-cell office:value-type="float" office:value="-59.37" table:style-name="ce2">
            <text:p>-59.37</text:p>
          </table:table-cell>
          <table:table-cell office:value-type="float" office:value="2351.17" table:style-name="ce2">
            <text:p>2351.17</text:p>
          </table:table-cell>
          <table:table-cell office:value-type="float" office:value="-171.3" table:style-name="ce2">
            <text:p>-171.30</text:p>
          </table:table-cell>
          <table:table-cell office:value-type="float" office:value="2418.0100000000002" table:style-name="ce2">
            <text:p>2418.01</text:p>
          </table:table-cell>
          <table:table-cell office:value-type="float" office:value="-104.46" table:style-name="ce2">
            <text:p>-104.46</text:p>
          </table:table-cell>
          <table:table-cell office:value-type="float" office:value="2656.96" table:style-name="ce2">
            <text:p>2656.96</text:p>
          </table:table-cell>
          <table:table-cell office:value-type="float" office:value="134.47999999999999" table:style-name="ce2">
            <text:p>134.48</text:p>
          </table:table-cell>
          <table:table-cell office:value-type="float" office:value="2346.7600000000002" table:style-name="ce2">
            <text:p>2346.76</text:p>
          </table:table-cell>
          <table:table-cell office:value-type="float" office:value="-175.72" table:style-name="ce2">
            <text:p>-175.72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H1R</text:p>
          </table:table-cell>
          <table:table-cell office:value-type="float" office:value="2763.58" table:style-name="ce2">
            <text:p>2763.58</text:p>
          </table:table-cell>
          <table:table-cell office:value-type="float" office:value="2443.42" table:style-name="ce2">
            <text:p>2443.42</text:p>
          </table:table-cell>
          <table:table-cell office:value-type="float" office:value="-320.17" table:style-name="ce2">
            <text:p>-320.17</text:p>
          </table:table-cell>
          <table:table-cell office:value-type="float" office:value="2327.7399999999998" table:style-name="ce2">
            <text:p>2327.74</text:p>
          </table:table-cell>
          <table:table-cell office:value-type="float" office:value="-435.84" table:style-name="ce2">
            <text:p>-435.84</text:p>
          </table:table-cell>
          <table:table-cell office:value-type="float" office:value="2493.11" table:style-name="ce2">
            <text:p>2493.11</text:p>
          </table:table-cell>
          <table:table-cell office:value-type="float" office:value="-270.48" table:style-name="ce2">
            <text:p>-270.48</text:p>
          </table:table-cell>
          <table:table-cell office:value-type="float" office:value="2416.5300000000002" table:style-name="ce2">
            <text:p>2416.53</text:p>
          </table:table-cell>
          <table:table-cell office:value-type="float" office:value="-347.05" table:style-name="ce2">
            <text:p>-347.05</text:p>
          </table:table-cell>
          <table:table-cell office:value-type="float" office:value="2393.58" table:style-name="ce2">
            <text:p>2393.58</text:p>
          </table:table-cell>
          <table:table-cell office:value-type="float" office:value="-370" table:style-name="ce2">
            <text:p>-370.00</text:p>
          </table:table-cell>
          <table:table-cell office:value-type="float" office:value="2511.7800000000002" table:style-name="ce2">
            <text:p>2511.78</text:p>
          </table:table-cell>
          <table:table-cell office:value-type="float" office:value="-251.8" table:style-name="ce2">
            <text:p>-251.80</text:p>
          </table:table-cell>
          <table:table-cell office:value-type="float" office:value="2636.01" table:style-name="ce2">
            <text:p>2636.01</text:p>
          </table:table-cell>
          <table:table-cell office:value-type="float" office:value="-127.57" table:style-name="ce2">
            <text:p>-127.57</text:p>
          </table:table-cell>
          <table:table-cell office:value-type="float" office:value="2769.7" table:style-name="ce2">
            <text:p>2769.70</text:p>
          </table:table-cell>
          <table:table-cell office:value-type="float" office:value="6.12" table:style-name="ce2">
            <text:p>6.1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R</text:p>
          </table:table-cell>
          <table:table-cell office:value-type="float" office:value="2877.39" table:style-name="ce2">
            <text:p>2877.39</text:p>
          </table:table-cell>
          <table:table-cell office:value-type="float" office:value="2571.21" table:style-name="ce2">
            <text:p>2571.21</text:p>
          </table:table-cell>
          <table:table-cell office:value-type="float" office:value="-306.18" table:style-name="ce2">
            <text:p>-306.18</text:p>
          </table:table-cell>
          <table:table-cell office:value-type="float" office:value="2502.5" table:style-name="ce2">
            <text:p>2502.50</text:p>
          </table:table-cell>
          <table:table-cell office:value-type="float" office:value="-374.88" table:style-name="ce2">
            <text:p>-374.88</text:p>
          </table:table-cell>
          <table:table-cell office:value-type="float" office:value="2656.75" table:style-name="ce2">
            <text:p>2656.75</text:p>
          </table:table-cell>
          <table:table-cell office:value-type="float" office:value="-220.63" table:style-name="ce2">
            <text:p>-220.63</text:p>
          </table:table-cell>
          <table:table-cell office:value-type="float" office:value="2536.87" table:style-name="ce2">
            <text:p>2536.87</text:p>
          </table:table-cell>
          <table:table-cell office:value-type="float" office:value="-340.52" table:style-name="ce2">
            <text:p>-340.52</text:p>
          </table:table-cell>
          <table:table-cell office:value-type="float" office:value="2529.9299999999998" table:style-name="ce2">
            <text:p>2529.93</text:p>
          </table:table-cell>
          <table:table-cell office:value-type="float" office:value="-347.45" table:style-name="ce2">
            <text:p>-347.45</text:p>
          </table:table-cell>
          <table:table-cell office:value-type="float" office:value="2662.19" table:style-name="ce2">
            <text:p>2662.19</text:p>
          </table:table-cell>
          <table:table-cell office:value-type="float" office:value="-215.19" table:style-name="ce2">
            <text:p>-215.19</text:p>
          </table:table-cell>
          <table:table-cell office:value-type="float" office:value="2644.48" table:style-name="ce2">
            <text:p>2644.48</text:p>
          </table:table-cell>
          <table:table-cell office:value-type="float" office:value="-232.91" table:style-name="ce2">
            <text:p>-232.91</text:p>
          </table:table-cell>
          <table:table-cell office:value-type="float" office:value="2537.0500000000002" table:style-name="ce2">
            <text:p>2537.05</text:p>
          </table:table-cell>
          <table:table-cell office:value-type="float" office:value="-340.33" table:style-name="ce2">
            <text:p>-340.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NK1R</text:p>
          </table:table-cell>
          <table:table-cell office:value-type="float" office:value="3110.22" table:style-name="ce2">
            <text:p>3110.22</text:p>
          </table:table-cell>
          <table:table-cell office:value-type="float" office:value="2473.31" table:style-name="ce2">
            <text:p>2473.31</text:p>
          </table:table-cell>
          <table:table-cell office:value-type="float" office:value="-636.91" table:style-name="ce2">
            <text:p>-636.91</text:p>
          </table:table-cell>
          <table:table-cell office:value-type="float" office:value="2618.63" table:style-name="ce2">
            <text:p>2618.63</text:p>
          </table:table-cell>
          <table:table-cell office:value-type="float" office:value="-491.59" table:style-name="ce2">
            <text:p>-491.59</text:p>
          </table:table-cell>
          <table:table-cell office:value-type="float" office:value="2876.11" table:style-name="ce2">
            <text:p>2876.11</text:p>
          </table:table-cell>
          <table:table-cell office:value-type="float" office:value="-234.11" table:style-name="ce2">
            <text:p>-234.11</text:p>
          </table:table-cell>
          <table:table-cell office:value-type="float" office:value="2335.2600000000002" table:style-name="ce2">
            <text:p>2335.26</text:p>
          </table:table-cell>
          <table:table-cell office:value-type="float" office:value="-774.96" table:style-name="ce2">
            <text:p>-774.96</text:p>
          </table:table-cell>
          <table:table-cell office:value-type="float" office:value="2515.5" table:style-name="ce2">
            <text:p>2515.50</text:p>
          </table:table-cell>
          <table:table-cell office:value-type="float" office:value="-594.72" table:style-name="ce2">
            <text:p>-594.72</text:p>
          </table:table-cell>
          <table:table-cell office:value-type="float" office:value="2570.5700000000002" table:style-name="ce2">
            <text:p>2570.57</text:p>
          </table:table-cell>
          <table:table-cell office:value-type="float" office:value="-539.65" table:style-name="ce2">
            <text:p>-539.65</text:p>
          </table:table-cell>
          <table:table-cell office:value-type="float" office:value="2644.22" table:style-name="ce2">
            <text:p>2644.22</text:p>
          </table:table-cell>
          <table:table-cell office:value-type="float" office:value="-466" table:style-name="ce2">
            <text:p>-466.00</text:p>
          </table:table-cell>
          <table:table-cell office:value-type="float" office:value="2815.75" table:style-name="ce2">
            <text:p>2815.75</text:p>
          </table:table-cell>
          <table:table-cell office:value-type="float" office:value="-294.47000000000003" table:style-name="ce2">
            <text:p>-294.4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1P1R</text:p>
          </table:table-cell>
          <table:table-cell office:value-type="float" office:value="2574.4299999999998" table:style-name="ce2">
            <text:p>2574.43</text:p>
          </table:table-cell>
          <table:table-cell office:value-type="float" office:value="2329.16" table:style-name="ce2">
            <text:p>2329.16</text:p>
          </table:table-cell>
          <table:table-cell office:value-type="float" office:value="-245.27" table:style-name="ce2">
            <text:p>-245.27</text:p>
          </table:table-cell>
          <table:table-cell office:value-type="float" office:value="2131.7800000000002" table:style-name="ce2">
            <text:p>2131.78</text:p>
          </table:table-cell>
          <table:table-cell office:value-type="float" office:value="-442.65" table:style-name="ce2">
            <text:p>-442.65</text:p>
          </table:table-cell>
          <table:table-cell office:value-type="float" office:value="2201.6799999999998" table:style-name="ce2">
            <text:p>2201.68</text:p>
          </table:table-cell>
          <table:table-cell office:value-type="float" office:value="-372.75" table:style-name="ce2">
            <text:p>-372.75</text:p>
          </table:table-cell>
          <table:table-cell office:value-type="float" office:value="2242.83" table:style-name="ce2">
            <text:p>2242.83</text:p>
          </table:table-cell>
          <table:table-cell office:value-type="float" office:value="-331.6" table:style-name="ce2">
            <text:p>-331.60</text:p>
          </table:table-cell>
          <table:table-cell office:value-type="float" office:value="2317.4" table:style-name="ce2">
            <text:p>2317.40</text:p>
          </table:table-cell>
          <table:table-cell office:value-type="float" office:value="-257.02999999999997" table:style-name="ce2">
            <text:p>-257.03</text:p>
          </table:table-cell>
          <table:table-cell office:value-type="float" office:value="2343.08" table:style-name="ce2">
            <text:p>2343.08</text:p>
          </table:table-cell>
          <table:table-cell office:value-type="float" office:value="-231.35" table:style-name="ce2">
            <text:p>-231.35</text:p>
          </table:table-cell>
          <table:table-cell office:value-type="float" office:value="2725.84" table:style-name="ce2">
            <text:p>2725.84</text:p>
          </table:table-cell>
          <table:table-cell office:value-type="float" office:value="151.41" table:style-name="ce2">
            <text:p>151.41</text:p>
          </table:table-cell>
          <table:table-cell office:value-type="float" office:value="2429.5500000000002" table:style-name="ce2">
            <text:p>2429.55</text:p>
          </table:table-cell>
          <table:table-cell office:value-type="float" office:value="-144.88" table:style-name="ce2">
            <text:p>-144.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bsolute Sum</text:p>
          </table:table-cell>
          <table:table-cell table:number-columns-repeated="2" table:style-name="ce1"/>
          <table:table-cell office:value-type="float" office:value="4279.8600000000006" table:formula="of:=ABS([.D25])+ABS([.D26])+ABS([.D27])+ABS([.D28])+ABS([.D29])+ABS([.D30])+ABS([.D31])+ABS([.D32])+ABS([.D33])+ABS([.D34])+ABS([.D35])+ABS([.D36])" table:style-name="ce4">
            <text:p>4279.86</text:p>
          </table:table-cell>
          <table:table-cell table:style-name="ce1"/>
          <table:table-cell office:value-type="float" office:value="3923.1700000000005" table:formula="of:=ABS([.F25])+ABS([.F26])+ABS([.F27])+ABS([.F28])+ABS([.F29])+ABS([.F30])+ABS([.F31])+ABS([.F32])+ABS([.F33])+ABS([.F34])+ABS([.F35])+ABS([.F36])" table:style-name="ce4">
            <text:p>3923.17</text:p>
          </table:table-cell>
          <table:table-cell table:style-name="ce1"/>
          <table:table-cell office:value-type="float" office:value="2261.2200000000003" table:formula="of:=ABS([.H25])+ABS([.H26])+ABS([.H27])+ABS([.H28])+ABS([.H29])+ABS([.H30])+ABS([.H31])+ABS([.H32])+ABS([.H33])+ABS([.H34])+ABS([.H35])+ABS([.H36])" table:style-name="ce4">
            <text:p>2261.22</text:p>
          </table:table-cell>
          <table:table-cell table:style-name="ce1"/>
          <table:table-cell office:value-type="float" office:value="4116.68" table:formula="of:=ABS([.J25])+ABS([.J26])+ABS([.J27])+ABS([.J28])+ABS([.J29])+ABS([.J30])+ABS([.J31])+ABS([.J32])+ABS([.J33])+ABS([.J34])+ABS([.J35])+ABS([.J36])" table:style-name="ce4">
            <text:p>4116.68</text:p>
          </table:table-cell>
          <table:table-cell table:style-name="ce1"/>
          <table:table-cell office:value-type="float" office:value="3625.1499999999996" table:formula="of:=ABS([.L25])+ABS([.L26])+ABS([.L27])+ABS([.L28])+ABS([.L29])+ABS([.L30])+ABS([.L31])+ABS([.L32])+ABS([.L33])+ABS([.L34])+ABS([.L35])+ABS([.L36])" table:style-name="ce4">
            <text:p>3625.15</text:p>
          </table:table-cell>
          <table:table-cell table:style-name="ce1"/>
          <table:table-cell office:value-type="float" office:value="3224.4300000000003" table:formula="of:=ABS([.N25])+ABS([.N26])+ABS([.N27])+ABS([.N28])+ABS([.N29])+ABS([.N30])+ABS([.N31])+ABS([.N32])+ABS([.N33])+ABS([.N34])+ABS([.N35])+ABS([.N36])" table:style-name="ce4">
            <text:p>3224.43</text:p>
          </table:table-cell>
          <table:table-cell table:style-name="ce1"/>
          <table:table-cell office:value-type="float" office:value="2749.49" table:formula="of:=ABS([.P25])+ABS([.P26])+ABS([.P27])+ABS([.P28])+ABS([.P29])+ABS([.P30])+ABS([.P31])+ABS([.P32])+ABS([.P33])+ABS([.P34])+ABS([.P35])+ABS([.P36])" table:style-name="ce4">
            <text:p>2749.49</text:p>
          </table:table-cell>
          <table:table-cell table:style-name="ce1"/>
          <table:table-cell office:value-type="float" office:value="2054.56" table:formula="of:=ABS([.R25])+ABS([.R26])+ABS([.R27])+ABS([.R28])+ABS([.R29])+ABS([.R30])+ABS([.R31])+ABS([.R32])+ABS([.R33])+ABS([.R34])+ABS([.R35])+ABS([.R36])" table:style-name="ce4">
            <text:p>2054.56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ifferent investigated tetrahedrons.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Tetrahedron1</text:p>
          </table:table-cell>
          <table:table-cell office:value-type="string" table:style-name="ce1">
            <text:p>Tetrahedron1</text:p>
          </table:table-cell>
          <table:table-cell office:value-type="string" table:style-name="ce1">
            <text:p>Tetrahedron2</text:p>
          </table:table-cell>
          <table:table-cell office:value-type="string" table:style-name="ce1">
            <text:p>Tetrahedron2</text:p>
          </table:table-cell>
          <table:table-cell office:value-type="string" table:style-name="ce1">
            <text:p>Low STDEV of distances</text:p>
          </table:table-cell>
          <table:table-cell office:value-type="string" table:style-name="ce1">
            <text:p>Low STDEV of distances</text:p>
          </table:table-cell>
          <table:table-cell office:value-type="string" table:style-name="ce1">
            <text:p>Biggest Tetrahedron similar to Tetrahedron1</text:p>
          </table:table-cell>
          <table:table-cell office:value-type="string" table:style-name="ce1">
            <text:p>Biggest Tetrahedron similar to Tetrahedron1</text:p>
          </table:table-cell>
          <table:table-cell office:value-type="string" table:style-name="ce1">
            <text:p>Final Tetrahedron2</text:p>
          </table:table-cell>
          <table:table-cell office:value-type="string" table:style-name="ce1">
            <text:p>Final Tetrahedron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A1R</text:p>
          </table:table-cell>
          <table:table-cell office:value-type="float" office:value="2379.3200000000002" table:style-name="ce2">
            <text:p>2379.32</text:p>
          </table:table-cell>
          <table:table-cell office:value-type="float" office:value="-478.68" table:style-name="ce2">
            <text:p>-478.68</text:p>
          </table:table-cell>
          <table:table-cell office:value-type="float" office:value="2365.14" table:style-name="ce2">
            <text:p>2365.14</text:p>
          </table:table-cell>
          <table:table-cell office:value-type="float" office:value="-492.86" table:style-name="ce2">
            <text:p>-492.86</text:p>
          </table:table-cell>
          <table:table-cell office:value-type="float" office:value="2291.92" table:style-name="ce2">
            <text:p>2291.92</text:p>
          </table:table-cell>
          <table:table-cell office:value-type="float" office:value="-566.08000000000004" table:style-name="ce2">
            <text:p>-566.08</text:p>
          </table:table-cell>
          <table:table-cell office:value-type="float" office:value="2275.27" table:style-name="ce2">
            <text:p>2275.27</text:p>
          </table:table-cell>
          <table:table-cell office:value-type="float" office:value="-582.73" table:style-name="ce2">
            <text:p>-582.73</text:p>
          </table:table-cell>
          <table:table-cell office:value-type="float" office:value="2439.66" table:style-name="ce2">
            <text:p>2439.66</text:p>
          </table:table-cell>
          <table:table-cell office:value-type="float" office:value="-418.34" table:style-name="ce2">
            <text:p>-418.34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1">
            <text:p>AA2AR</text:p>
          </table:table-cell>
          <table:table-cell office:value-type="float" office:value="2233.91" table:style-name="ce2">
            <text:p>2233.91</text:p>
          </table:table-cell>
          <table:table-cell office:value-type="float" office:value="-269.08999999999997" table:style-name="ce2">
            <text:p>-269.09</text:p>
          </table:table-cell>
          <table:table-cell office:value-type="float" office:value="2183.23" table:style-name="ce2">
            <text:p>2183.23</text:p>
          </table:table-cell>
          <table:table-cell office:value-type="float" office:value="-319.77" table:style-name="ce2">
            <text:p>-319.77</text:p>
          </table:table-cell>
          <table:table-cell office:value-type="float" office:value="2175.98" table:style-name="ce2">
            <text:p>2175.98</text:p>
          </table:table-cell>
          <table:table-cell office:value-type="float" office:value="-327.02" table:style-name="ce2">
            <text:p>-327.02</text:p>
          </table:table-cell>
          <table:table-cell office:value-type="float" office:value="2101.1" table:style-name="ce2">
            <text:p>2101.10</text:p>
          </table:table-cell>
          <table:table-cell office:value-type="float" office:value="-401.9" table:style-name="ce2">
            <text:p>-401.90</text:p>
          </table:table-cell>
          <table:table-cell office:value-type="float" office:value="2300.6999999999998" table:style-name="ce2">
            <text:p>2300.70</text:p>
          </table:table-cell>
          <table:table-cell office:value-type="float" office:value="-202.3" table:style-name="ce2">
            <text:p>-202.3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DRB1</text:p>
          </table:table-cell>
          <table:table-cell office:value-type="float" office:value="2255.7199999999998" table:style-name="ce2">
            <text:p>2255.72</text:p>
          </table:table-cell>
          <table:table-cell office:value-type="float" office:value="-128.28" table:style-name="ce2">
            <text:p>-128.28</text:p>
          </table:table-cell>
          <table:table-cell office:value-type="float" office:value="2587.0300000000002" table:style-name="ce2">
            <text:p>2587.03</text:p>
          </table:table-cell>
          <table:table-cell office:value-type="float" office:value="203.03" table:style-name="ce2">
            <text:p>203.03</text:p>
          </table:table-cell>
          <table:table-cell office:value-type="float" office:value="2620.65" table:style-name="ce2">
            <text:p>2620.65</text:p>
          </table:table-cell>
          <table:table-cell office:value-type="float" office:value="236.65" table:style-name="ce2">
            <text:p>236.65</text:p>
          </table:table-cell>
          <table:table-cell office:value-type="float" office:value="2795.58" table:style-name="ce2">
            <text:p>2795.58</text:p>
          </table:table-cell>
          <table:table-cell office:value-type="float" office:value="411.58" table:style-name="ce2">
            <text:p>411.58</text:p>
          </table:table-cell>
          <table:table-cell office:value-type="float" office:value="2283.77" table:style-name="ce2">
            <text:p>2283.77</text:p>
          </table:table-cell>
          <table:table-cell office:value-type="float" office:value="-100.23" table:style-name="ce2">
            <text:p>-100.23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1">
            <text:p>ADRB2</text:p>
          </table:table-cell>
          <table:table-cell office:value-type="float" office:value="2366.25" table:style-name="ce2">
            <text:p>2366.25</text:p>
          </table:table-cell>
          <table:table-cell office:value-type="float" office:value="-233.75" table:style-name="ce2">
            <text:p>-233.75</text:p>
          </table:table-cell>
          <table:table-cell office:value-type="float" office:value="2456.7199999999998" table:style-name="ce2">
            <text:p>2456.72</text:p>
          </table:table-cell>
          <table:table-cell office:value-type="float" office:value="-143.28" table:style-name="ce2">
            <text:p>-143.28</text:p>
          </table:table-cell>
          <table:table-cell office:value-type="float" office:value="2357.31" table:style-name="ce2">
            <text:p>2357.31</text:p>
          </table:table-cell>
          <table:table-cell office:value-type="float" office:value="-242.69" table:style-name="ce2">
            <text:p>-242.69</text:p>
          </table:table-cell>
          <table:table-cell office:value-type="float" office:value="2335.21" table:style-name="ce2">
            <text:p>2335.21</text:p>
          </table:table-cell>
          <table:table-cell office:value-type="float" office:value="-264.79000000000002" table:style-name="ce2">
            <text:p>-264.79</text:p>
          </table:table-cell>
          <table:table-cell office:value-type="float" office:value="2422.16" table:style-name="ce2">
            <text:p>2422.16</text:p>
          </table:table-cell>
          <table:table-cell office:value-type="float" office:value="-177.84" table:style-name="ce2">
            <text:p>-177.84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1">
            <text:p>CCR7</text:p>
          </table:table-cell>
          <table:table-cell office:value-type="float" office:value="2603.42" table:style-name="ce2">
            <text:p>2603.42</text:p>
          </table:table-cell>
          <table:table-cell office:value-type="float" office:value="-190.58" table:style-name="ce2">
            <text:p>-190.58</text:p>
          </table:table-cell>
          <table:table-cell office:value-type="float" office:value="2467.59" table:style-name="ce2">
            <text:p>2467.59</text:p>
          </table:table-cell>
          <table:table-cell office:value-type="float" office:value="-326.41000000000003" table:style-name="ce2">
            <text:p>-326.41</text:p>
          </table:table-cell>
          <table:table-cell office:value-type="float" office:value="2524.7399999999998" table:style-name="ce2">
            <text:p>2524.74</text:p>
          </table:table-cell>
          <table:table-cell office:value-type="float" office:value="-269.26" table:style-name="ce2">
            <text:p>-269.26</text:p>
          </table:table-cell>
          <table:table-cell office:value-type="float" office:value="2618.6799999999998" table:style-name="ce2">
            <text:p>2618.68</text:p>
          </table:table-cell>
          <table:table-cell office:value-type="float" office:value="-175.32" table:style-name="ce2">
            <text:p>-175.32</text:p>
          </table:table-cell>
          <table:table-cell office:value-type="float" office:value="2582.4499999999998" table:style-name="ce2">
            <text:p>2582.45</text:p>
          </table:table-cell>
          <table:table-cell office:value-type="float" office:value="-211.55" table:style-name="ce2">
            <text:p>-211.55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1">
            <text:p>CXCR2</text:p>
          </table:table-cell>
          <table:table-cell office:value-type="float" office:value="2667.89" table:style-name="ce2">
            <text:p>2667.89</text:p>
          </table:table-cell>
          <table:table-cell office:value-type="float" office:value="-403.11" table:style-name="ce2">
            <text:p>-403.11</text:p>
          </table:table-cell>
          <table:table-cell office:value-type="float" office:value="2585.96" table:style-name="ce2">
            <text:p>2585.96</text:p>
          </table:table-cell>
          <table:table-cell office:value-type="float" office:value="-485.04" table:style-name="ce2">
            <text:p>-485.04</text:p>
          </table:table-cell>
          <table:table-cell office:value-type="float" office:value="2536.17" table:style-name="ce2">
            <text:p>2536.17</text:p>
          </table:table-cell>
          <table:table-cell office:value-type="float" office:value="-534.83000000000004" table:style-name="ce2">
            <text:p>-534.83</text:p>
          </table:table-cell>
          <table:table-cell office:value-type="float" office:value="2595.39" table:style-name="ce2">
            <text:p>2595.39</text:p>
          </table:table-cell>
          <table:table-cell office:value-type="float" office:value="-475.61" table:style-name="ce2">
            <text:p>-475.61</text:p>
          </table:table-cell>
          <table:table-cell office:value-type="float" office:value="2692.88" table:style-name="ce2">
            <text:p>2692.88</text:p>
          </table:table-cell>
          <table:table-cell office:value-type="float" office:value="-378.12" table:style-name="ce2">
            <text:p>-378.12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1">
            <text:p>CXCR4</text:p>
          </table:table-cell>
          <table:table-cell office:value-type="float" office:value="2518.13" table:style-name="ce2">
            <text:p>2518.13</text:p>
          </table:table-cell>
          <table:table-cell office:value-type="float" office:value="-374.87" table:style-name="ce2">
            <text:p>-374.87</text:p>
          </table:table-cell>
          <table:table-cell office:value-type="float" office:value="2474.83" table:style-name="ce2">
            <text:p>2474.83</text:p>
          </table:table-cell>
          <table:table-cell office:value-type="float" office:value="-418.17" table:style-name="ce2">
            <text:p>-418.17</text:p>
          </table:table-cell>
          <table:table-cell office:value-type="float" office:value="2420.83" table:style-name="ce2">
            <text:p>2420.83</text:p>
          </table:table-cell>
          <table:table-cell office:value-type="float" office:value="-472.17" table:style-name="ce2">
            <text:p>-472.17</text:p>
          </table:table-cell>
          <table:table-cell office:value-type="float" office:value="2630.25" table:style-name="ce2">
            <text:p>2630.25</text:p>
          </table:table-cell>
          <table:table-cell office:value-type="float" office:value="-262.75" table:style-name="ce2">
            <text:p>-262.75</text:p>
          </table:table-cell>
          <table:table-cell office:value-type="float" office:value="2507.25" table:style-name="ce2">
            <text:p>2507.25</text:p>
          </table:table-cell>
          <table:table-cell office:value-type="float" office:value="-385.75" table:style-name="ce2">
            <text:p>-385.75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1">
            <text:p>D3R</text:p>
          </table:table-cell>
          <table:table-cell office:value-type="float" office:value="2418.83" table:style-name="ce2">
            <text:p>2418.83</text:p>
          </table:table-cell>
          <table:table-cell office:value-type="float" office:value="-104.17" table:style-name="ce2">
            <text:p>-104.17</text:p>
          </table:table-cell>
          <table:table-cell office:value-type="float" office:value="2361.2399999999998" table:style-name="ce2">
            <text:p>2361.24</text:p>
          </table:table-cell>
          <table:table-cell office:value-type="float" office:value="-161.76" table:style-name="ce2">
            <text:p>-161.76</text:p>
          </table:table-cell>
          <table:table-cell office:value-type="float" office:value="2317.91" table:style-name="ce2">
            <text:p>2317.91</text:p>
          </table:table-cell>
          <table:table-cell office:value-type="float" office:value="-205.09" table:style-name="ce2">
            <text:p>-205.09</text:p>
          </table:table-cell>
          <table:table-cell office:value-type="float" office:value="2312.5500000000002" table:style-name="ce2">
            <text:p>2312.55</text:p>
          </table:table-cell>
          <table:table-cell office:value-type="float" office:value="-210.45" table:style-name="ce2">
            <text:p>-210.45</text:p>
          </table:table-cell>
          <table:table-cell office:value-type="float" office:value="2426.4699999999998" table:style-name="ce2">
            <text:p>2426.47</text:p>
          </table:table-cell>
          <table:table-cell office:value-type="float" office:value="-96.53" table:style-name="ce2">
            <text:p>-96.53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1">
            <text:p>H1R</text:p>
          </table:table-cell>
          <table:table-cell office:value-type="float" office:value="2358.87" table:style-name="ce2">
            <text:p>2358.87</text:p>
          </table:table-cell>
          <table:table-cell office:value-type="float" office:value="-405.13" table:style-name="ce2">
            <text:p>-405.13</text:p>
          </table:table-cell>
          <table:table-cell office:value-type="float" office:value="2378.5300000000002" table:style-name="ce2">
            <text:p>2378.53</text:p>
          </table:table-cell>
          <table:table-cell office:value-type="float" office:value="-385.47" table:style-name="ce2">
            <text:p>-385.47</text:p>
          </table:table-cell>
          <table:table-cell office:value-type="float" office:value="2395.35" table:style-name="ce2">
            <text:p>2395.35</text:p>
          </table:table-cell>
          <table:table-cell office:value-type="float" office:value="-368.65" table:style-name="ce2">
            <text:p>-368.65</text:p>
          </table:table-cell>
          <table:table-cell office:value-type="float" office:value="2329.85" table:style-name="ce2">
            <text:p>2329.85</text:p>
          </table:table-cell>
          <table:table-cell office:value-type="float" office:value="-434.15" table:style-name="ce2">
            <text:p>-434.15</text:p>
          </table:table-cell>
          <table:table-cell office:value-type="float" office:value="2307.2800000000002" table:style-name="ce2">
            <text:p>2307.28</text:p>
          </table:table-cell>
          <table:table-cell office:value-type="float" office:value="-456.72" table:style-name="ce2">
            <text:p>-456.72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MOR</text:p>
          </table:table-cell>
          <table:table-cell office:value-type="float" office:value="2546.31" table:style-name="ce2">
            <text:p>2546.31</text:p>
          </table:table-cell>
          <table:table-cell office:value-type="float" office:value="-330.69" table:style-name="ce2">
            <text:p>-330.69</text:p>
          </table:table-cell>
          <table:table-cell office:value-type="float" office:value="2497.33" table:style-name="ce2">
            <text:p>2497.33</text:p>
          </table:table-cell>
          <table:table-cell office:value-type="float" office:value="-379.67" table:style-name="ce2">
            <text:p>-379.67</text:p>
          </table:table-cell>
          <table:table-cell office:value-type="float" office:value="2557.21" table:style-name="ce2">
            <text:p>2557.21</text:p>
          </table:table-cell>
          <table:table-cell office:value-type="float" office:value="-319.79000000000002" table:style-name="ce2">
            <text:p>-319.79</text:p>
          </table:table-cell>
          <table:table-cell office:value-type="float" office:value="2438.59" table:style-name="ce2">
            <text:p>2438.59</text:p>
          </table:table-cell>
          <table:table-cell office:value-type="float" office:value="-438.41" table:style-name="ce2">
            <text:p>-438.41</text:p>
          </table:table-cell>
          <table:table-cell office:value-type="float" office:value="2522.65" table:style-name="ce2">
            <text:p>2522.65</text:p>
          </table:table-cell>
          <table:table-cell office:value-type="float" office:value="-354.35" table:style-name="ce2">
            <text:p>-354.35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NK1R</text:p>
          </table:table-cell>
          <table:table-cell office:value-type="float" office:value="2541.0700000000002" table:style-name="ce2">
            <text:p>2541.07</text:p>
          </table:table-cell>
          <table:table-cell office:value-type="float" office:value="-568.92999999999995" table:style-name="ce2">
            <text:p>-568.93</text:p>
          </table:table-cell>
          <table:table-cell office:value-type="float" office:value="2396.12" table:style-name="ce2">
            <text:p>2396.12</text:p>
          </table:table-cell>
          <table:table-cell office:value-type="float" office:value="-713.88" table:style-name="ce2">
            <text:p>-713.88</text:p>
          </table:table-cell>
          <table:table-cell office:value-type="float" office:value="2563.36" table:style-name="ce2">
            <text:p>2563.36</text:p>
          </table:table-cell>
          <table:table-cell office:value-type="float" office:value="-546.64" table:style-name="ce2">
            <text:p>-546.64</text:p>
          </table:table-cell>
          <table:table-cell office:value-type="float" office:value="2951.15" table:style-name="ce2">
            <text:p>2951.15</text:p>
          </table:table-cell>
          <table:table-cell office:value-type="float" office:value="-158.85" table:style-name="ce2">
            <text:p>-158.85</text:p>
          </table:table-cell>
          <table:table-cell office:value-type="float" office:value="2598.6" table:style-name="ce2">
            <text:p>2598.60</text:p>
          </table:table-cell>
          <table:table-cell office:value-type="float" office:value="-511.4" table:style-name="ce2">
            <text:p>-511.40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S1P1R</text:p>
          </table:table-cell>
          <table:table-cell office:value-type="float" office:value="2122.04" table:style-name="ce2">
            <text:p>2122.04</text:p>
          </table:table-cell>
          <table:table-cell office:value-type="float" office:value="176.04" table:style-name="ce2">
            <text:p>176.04</text:p>
          </table:table-cell>
          <table:table-cell office:value-type="float" office:value="1882.9" table:style-name="ce2">
            <text:p>1882.90</text:p>
          </table:table-cell>
          <table:table-cell office:value-type="float" office:value="-63.1" table:style-name="ce2">
            <text:p>-63.10</text:p>
          </table:table-cell>
          <table:table-cell office:value-type="float" office:value="1674.82" table:style-name="ce2">
            <text:p>1674.82</text:p>
          </table:table-cell>
          <table:table-cell office:value-type="float" office:value="-271.18" table:style-name="ce2">
            <text:p>-271.18</text:p>
          </table:table-cell>
          <table:table-cell office:value-type="float" office:value="1747.93" table:style-name="ce2">
            <text:p>1747.93</text:p>
          </table:table-cell>
          <table:table-cell office:value-type="float" office:value="-198.07" table:style-name="ce2">
            <text:p>-198.07</text:p>
          </table:table-cell>
          <table:table-cell office:value-type="float" office:value="2115.9299999999998" table:style-name="ce2">
            <text:p>2115.93</text:p>
          </table:table-cell>
          <table:table-cell office:value-type="float" office:value="169.93" table:style-name="ce2">
            <text:p>169.93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3">
            <text:p>Absolute Sum</text:p>
          </table:table-cell>
          <table:table-cell table:style-name="ce2"/>
          <table:table-cell office:value-type="float" office:value="3663.3199999999997" table:formula="of:=ABS([.C41])+ABS([.C42])+ABS([.C43])+ABS([.C44])+ABS([.C45])+ABS([.C46])+ABS([.C47])+ABS([.C48])+ABS([.C49])+ABS([.C50])+ABS([.C51])+ABS([.C52])" table:style-name="ce4">
            <text:p>3663.32</text:p>
          </table:table-cell>
          <table:table-cell table:style-name="ce4"/>
          <table:table-cell office:value-type="float" office:value="4092.44" table:formula="of:=ABS([.E41])+ABS([.E42])+ABS([.E43])+ABS([.E44])+ABS([.E45])+ABS([.E46])+ABS([.E47])+ABS([.E48])+ABS([.E49])+ABS([.E50])+ABS([.E51])+ABS([.E52])" table:style-name="ce4">
            <text:p>4092.44</text:p>
          </table:table-cell>
          <table:table-cell table:style-name="ce4"/>
          <table:table-cell office:value-type="float" office:value="4360.05" table:formula="of:=ABS([.G41])+ABS([.G42])+ABS([.G43])+ABS([.G44])+ABS([.G45])+ABS([.G46])+ABS([.G47])+ABS([.G48])+ABS([.G49])+ABS([.G50])+ABS([.G51])+ABS([.G52])" table:style-name="ce4">
            <text:p>4360.05</text:p>
          </table:table-cell>
          <table:table-cell table:style-name="ce4"/>
          <table:table-cell office:value-type="float" office:value="4014.6099999999997" table:formula="of:=ABS([.I41])+ABS([.I42])+ABS([.I43])+ABS([.I44])+ABS([.I45])+ABS([.I46])+ABS([.I47])+ABS([.I48])+ABS([.I49])+ABS([.I50])+ABS([.I51])+ABS([.I52])" table:style-name="ce4">
            <text:p>4014.61</text:p>
          </table:table-cell>
          <table:table-cell table:style-name="ce4"/>
          <table:table-cell office:value-type="float" office:value="3463.06" table:formula="of:=ABS([.K41])+ABS([.K42])+ABS([.K43])+ABS([.K44])+ABS([.K45])+ABS([.K46])+ABS([.K47])+ABS([.K48])+ABS([.K49])+ABS([.K50])+ABS([.K51])+ABS([.K52])" table:style-name="ce4">
            <text:p>3463.06</text:p>
          </table:table-cell>
          <table:table-cell table:style-name="ce2"/>
          <table:table-cell table:number-columns-repeated="16372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1">
            <text:p>Different tetrahedron combinations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Tetrahedron_Kombo1</text:p>
          </table:table-cell>
          <table:table-cell office:value-type="string" table:style-name="ce2">
            <text:p>Tetrahedron_Kombo1</text:p>
          </table:table-cell>
          <table:table-cell office:value-type="string" table:style-name="ce2">
            <text:p>Tetrahedron_Kombo2</text:p>
          </table:table-cell>
          <table:table-cell office:value-type="string" table:style-name="ce2">
            <text:p>Tetrahedron_Kombo2</text:p>
          </table:table-cell>
          <table:table-cell office:value-type="string" table:style-name="ce2">
            <text:p>Tetrahedron_Kombo3</text:p>
          </table:table-cell>
          <table:table-cell office:value-type="string" table:style-name="ce2">
            <text:p>Tetrahedron_Kombo3</text:p>
          </table:table-cell>
          <table:table-cell office:value-type="string" table:style-name="ce2">
            <text:p>Final_Tetrahedron</text:p>
          </table:table-cell>
          <table:table-cell office:value-type="string" table:style-name="ce2">
            <text:p>Final_Tetrahedron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AA1R</text:p>
          </table:table-cell>
          <table:table-cell office:value-type="float" office:value="2489.16" table:style-name="ce2">
            <text:p>2489.16</text:p>
          </table:table-cell>
          <table:table-cell office:value-type="float" office:value="-368.84" table:style-name="ce2">
            <text:p>-368.84</text:p>
          </table:table-cell>
          <table:table-cell office:value-type="float" office:value="2613.1999999999998" table:style-name="ce2">
            <text:p>2613.20</text:p>
          </table:table-cell>
          <table:table-cell office:value-type="float" office:value="-244.8" table:style-name="ce2">
            <text:p>-244.80</text:p>
          </table:table-cell>
          <table:table-cell office:value-type="float" office:value="2530.31" table:style-name="ce2">
            <text:p>2530.31</text:p>
          </table:table-cell>
          <table:table-cell office:value-type="float" office:value="-327.69" table:style-name="ce2">
            <text:p>-327.69</text:p>
          </table:table-cell>
          <table:table-cell office:value-type="float" office:value="2516.62" table:style-name="ce2">
            <text:p>2516.62</text:p>
          </table:table-cell>
          <table:table-cell office:value-type="float" office:value="-341.38" table:style-name="ce2">
            <text:p>-341.38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AA2AR</text:p>
          </table:table-cell>
          <table:table-cell office:value-type="float" office:value="2317.4699999999998" table:style-name="ce2">
            <text:p>2317.47</text:p>
          </table:table-cell>
          <table:table-cell office:value-type="float" office:value="-185.53" table:style-name="ce2">
            <text:p>-185.53</text:p>
          </table:table-cell>
          <table:table-cell office:value-type="float" office:value="2441.27" table:style-name="ce2">
            <text:p>2441.27</text:p>
          </table:table-cell>
          <table:table-cell office:value-type="float" office:value="-61.73" table:style-name="ce2">
            <text:p>-61.73</text:p>
          </table:table-cell>
          <table:table-cell office:value-type="float" office:value="2384.7800000000002" table:style-name="ce2">
            <text:p>2384.78</text:p>
          </table:table-cell>
          <table:table-cell office:value-type="float" office:value="-118.22" table:style-name="ce2">
            <text:p>-118.22</text:p>
          </table:table-cell>
          <table:table-cell office:value-type="float" office:value="2554.69" table:style-name="ce2">
            <text:p>2554.69</text:p>
          </table:table-cell>
          <table:table-cell office:value-type="float" office:value="51.69" table:style-name="ce2">
            <text:p>51.69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ADRB1</text:p>
          </table:table-cell>
          <table:table-cell office:value-type="float" office:value="2298.41" table:style-name="ce2">
            <text:p>2298.41</text:p>
          </table:table-cell>
          <table:table-cell office:value-type="float" office:value="-85.59" table:style-name="ce2">
            <text:p>-85.59</text:p>
          </table:table-cell>
          <table:table-cell office:value-type="float" office:value="2218.2199999999998" table:style-name="ce2">
            <text:p>2218.22</text:p>
          </table:table-cell>
          <table:table-cell office:value-type="float" office:value="-165.78" table:style-name="ce2">
            <text:p>-165.78</text:p>
          </table:table-cell>
          <table:table-cell office:value-type="float" office:value="2617.71" table:style-name="ce2">
            <text:p>2617.71</text:p>
          </table:table-cell>
          <table:table-cell office:value-type="float" office:value="233.71" table:style-name="ce2">
            <text:p>233.71</text:p>
          </table:table-cell>
          <table:table-cell office:value-type="float" office:value="2499.21" table:style-name="ce2">
            <text:p>2499.21</text:p>
          </table:table-cell>
          <table:table-cell office:value-type="float" office:value="115.21" table:style-name="ce2">
            <text:p>115.21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ADRB2</text:p>
          </table:table-cell>
          <table:table-cell office:value-type="float" office:value="2290.48" table:style-name="ce2">
            <text:p>2290.48</text:p>
          </table:table-cell>
          <table:table-cell office:value-type="float" office:value="-156.52000000000001" table:style-name="ce2">
            <text:p>-156.52</text:p>
          </table:table-cell>
          <table:table-cell office:value-type="float" office:value="2304.98" table:style-name="ce2">
            <text:p>2304.98</text:p>
          </table:table-cell>
          <table:table-cell office:value-type="float" office:value="-142.02000000000001" table:style-name="ce2">
            <text:p>-142.02</text:p>
          </table:table-cell>
          <table:table-cell office:value-type="float" office:value="2594.96" table:style-name="ce2">
            <text:p>2594.96</text:p>
          </table:table-cell>
          <table:table-cell office:value-type="float" office:value="147.96" table:style-name="ce2">
            <text:p>147.96</text:p>
          </table:table-cell>
          <table:table-cell office:value-type="float" office:value="2483.34" table:style-name="ce2">
            <text:p>2483.34</text:p>
          </table:table-cell>
          <table:table-cell office:value-type="float" office:value="36.340000000000003" table:style-name="ce2">
            <text:p>36.34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CCR7</text:p>
          </table:table-cell>
          <table:table-cell office:value-type="float" office:value="2629.52" table:style-name="ce2">
            <text:p>2629.52</text:p>
          </table:table-cell>
          <table:table-cell office:value-type="float" office:value="-164.48" table:style-name="ce2">
            <text:p>-164.48</text:p>
          </table:table-cell>
          <table:table-cell office:value-type="float" office:value="2487.19" table:style-name="ce2">
            <text:p>2487.19</text:p>
          </table:table-cell>
          <table:table-cell office:value-type="float" office:value="-306.81" table:style-name="ce2">
            <text:p>-306.81</text:p>
          </table:table-cell>
          <table:table-cell office:value-type="float" office:value="2460.67" table:style-name="ce2">
            <text:p>2460.67</text:p>
          </table:table-cell>
          <table:table-cell office:value-type="float" office:value="-333.33" table:style-name="ce2">
            <text:p>-333.33</text:p>
          </table:table-cell>
          <table:table-cell office:value-type="float" office:value="2737.92" table:style-name="ce2">
            <text:p>2737.92</text:p>
          </table:table-cell>
          <table:table-cell office:value-type="float" office:value="-56.08" table:style-name="ce2">
            <text:p>-56.08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CXCR2</text:p>
          </table:table-cell>
          <table:table-cell office:value-type="float" office:value="2594.12" table:style-name="ce2">
            <text:p>2594.12</text:p>
          </table:table-cell>
          <table:table-cell office:value-type="float" office:value="-476.88" table:style-name="ce2">
            <text:p>-476.88</text:p>
          </table:table-cell>
          <table:table-cell office:value-type="float" office:value="2633.79" table:style-name="ce2">
            <text:p>2633.79</text:p>
          </table:table-cell>
          <table:table-cell office:value-type="float" office:value="-437.21" table:style-name="ce2">
            <text:p>-437.21</text:p>
          </table:table-cell>
          <table:table-cell office:value-type="float" office:value="2519.73" table:style-name="ce2">
            <text:p>2519.73</text:p>
          </table:table-cell>
          <table:table-cell office:value-type="float" office:value="-551.27" table:style-name="ce2">
            <text:p>-551.27</text:p>
          </table:table-cell>
          <table:table-cell office:value-type="float" office:value="2666.73" table:style-name="ce2">
            <text:p>2666.73</text:p>
          </table:table-cell>
          <table:table-cell office:value-type="float" office:value="-404.27" table:style-name="ce2">
            <text:p>-404.27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CXCR4</text:p>
          </table:table-cell>
          <table:table-cell office:value-type="float" office:value="2515.77" table:style-name="ce2">
            <text:p>2515.77</text:p>
          </table:table-cell>
          <table:table-cell office:value-type="float" office:value="-377.23" table:style-name="ce2">
            <text:p>-377.23</text:p>
          </table:table-cell>
          <table:table-cell office:value-type="float" office:value="2562.63" table:style-name="ce2">
            <text:p>2562.63</text:p>
          </table:table-cell>
          <table:table-cell office:value-type="float" office:value="-330.37" table:style-name="ce2">
            <text:p>-330.37</text:p>
          </table:table-cell>
          <table:table-cell office:value-type="float" office:value="2381.7199999999998" table:style-name="ce2">
            <text:p>2381.72</text:p>
          </table:table-cell>
          <table:table-cell office:value-type="float" office:value="-511.28" table:style-name="ce2">
            <text:p>-511.28</text:p>
          </table:table-cell>
          <table:table-cell office:value-type="float" office:value="2575.91" table:style-name="ce2">
            <text:p>2575.91</text:p>
          </table:table-cell>
          <table:table-cell office:value-type="float" office:value="-317.08999999999997" table:style-name="ce2">
            <text:p>-317.09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D3R</text:p>
          </table:table-cell>
          <table:table-cell office:value-type="float" office:value="2222.08" table:style-name="ce2">
            <text:p>2222.08</text:p>
          </table:table-cell>
          <table:table-cell office:value-type="float" office:value="-300.92" table:style-name="ce2">
            <text:p>-300.92</text:p>
          </table:table-cell>
          <table:table-cell office:value-type="float" office:value="2363.14" table:style-name="ce2">
            <text:p>2363.14</text:p>
          </table:table-cell>
          <table:table-cell office:value-type="float" office:value="-159.86000000000001" table:style-name="ce2">
            <text:p>-159.86</text:p>
          </table:table-cell>
          <table:table-cell office:value-type="float" office:value="2421.2399999999998" table:style-name="ce2">
            <text:p>2421.24</text:p>
          </table:table-cell>
          <table:table-cell office:value-type="float" office:value="-101.76" table:style-name="ce2">
            <text:p>-101.76</text:p>
          </table:table-cell>
          <table:table-cell office:value-type="float" office:value="2484.64" table:style-name="ce2">
            <text:p>2484.64</text:p>
          </table:table-cell>
          <table:table-cell office:value-type="float" office:value="-38.36" table:style-name="ce2">
            <text:p>-38.36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1">
            <text:p>H1R</text:p>
          </table:table-cell>
          <table:table-cell office:value-type="float" office:value="2361.4" table:style-name="ce2">
            <text:p>2361.40</text:p>
          </table:table-cell>
          <table:table-cell office:value-type="float" office:value="-402.6" table:style-name="ce2">
            <text:p>-402.60</text:p>
          </table:table-cell>
          <table:table-cell office:value-type="float" office:value="2438.44" table:style-name="ce2">
            <text:p>2438.44</text:p>
          </table:table-cell>
          <table:table-cell office:value-type="float" office:value="-325.56" table:style-name="ce2">
            <text:p>-325.56</text:p>
          </table:table-cell>
          <table:table-cell office:value-type="float" office:value="2341.69" table:style-name="ce2">
            <text:p>2341.69</text:p>
          </table:table-cell>
          <table:table-cell office:value-type="float" office:value="-422.31" table:style-name="ce2">
            <text:p>-422.31</text:p>
          </table:table-cell>
          <table:table-cell office:value-type="float" office:value="2538.36" table:style-name="ce2">
            <text:p>2538.36</text:p>
          </table:table-cell>
          <table:table-cell office:value-type="float" office:value="-225.64" table:style-name="ce2">
            <text:p>-225.64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MOR</text:p>
          </table:table-cell>
          <table:table-cell office:value-type="float" office:value="2469.4699999999998" table:style-name="ce2">
            <text:p>2469.47</text:p>
          </table:table-cell>
          <table:table-cell office:value-type="float" office:value="-407.53" table:style-name="ce2">
            <text:p>-407.53</text:p>
          </table:table-cell>
          <table:table-cell office:value-type="float" office:value="2457.9" table:style-name="ce2">
            <text:p>2457.90</text:p>
          </table:table-cell>
          <table:table-cell office:value-type="float" office:value="-419.1" table:style-name="ce2">
            <text:p>-419.10</text:p>
          </table:table-cell>
          <table:table-cell office:value-type="float" office:value="2585.61" table:style-name="ce2">
            <text:p>2585.61</text:p>
          </table:table-cell>
          <table:table-cell office:value-type="float" office:value="-291.39" table:style-name="ce2">
            <text:p>-291.39</text:p>
          </table:table-cell>
          <table:table-cell office:value-type="float" office:value="2637.01" table:style-name="ce2">
            <text:p>2637.01</text:p>
          </table:table-cell>
          <table:table-cell office:value-type="float" office:value="-239.99" table:style-name="ce2">
            <text:p>-239.99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NK1R</text:p>
          </table:table-cell>
          <table:table-cell office:value-type="float" office:value="2681.97" table:style-name="ce2">
            <text:p>2681.97</text:p>
          </table:table-cell>
          <table:table-cell office:value-type="float" office:value="-428.03" table:style-name="ce2">
            <text:p>-428.03</text:p>
          </table:table-cell>
          <table:table-cell office:value-type="float" office:value="2664.33" table:style-name="ce2">
            <text:p>2664.33</text:p>
          </table:table-cell>
          <table:table-cell office:value-type="float" office:value="-445.67" table:style-name="ce2">
            <text:p>-445.67</text:p>
          </table:table-cell>
          <table:table-cell office:value-type="float" office:value="2590.5" table:style-name="ce2">
            <text:p>2590.50</text:p>
          </table:table-cell>
          <table:table-cell office:value-type="float" office:value="-519.5" table:style-name="ce2">
            <text:p>-519.50</text:p>
          </table:table-cell>
          <table:table-cell office:value-type="float" office:value="2660.14" table:style-name="ce2">
            <text:p>2660.14</text:p>
          </table:table-cell>
          <table:table-cell office:value-type="float" office:value="-449.86" table:style-name="ce2">
            <text:p>-449.86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S1P1R</text:p>
          </table:table-cell>
          <table:table-cell office:value-type="float" office:value="2066.42" table:style-name="ce2">
            <text:p>2066.42</text:p>
          </table:table-cell>
          <table:table-cell office:value-type="float" office:value="120.42" table:style-name="ce2">
            <text:p>120.42</text:p>
          </table:table-cell>
          <table:table-cell office:value-type="float" office:value="2057.69" table:style-name="ce2">
            <text:p>2057.69</text:p>
          </table:table-cell>
          <table:table-cell office:value-type="float" office:value="111.69" table:style-name="ce2">
            <text:p>111.69</text:p>
          </table:table-cell>
          <table:table-cell office:value-type="float" office:value="2085.69" table:style-name="ce2">
            <text:p>2085.69</text:p>
          </table:table-cell>
          <table:table-cell office:value-type="float" office:value="139.69" table:style-name="ce2">
            <text:p>139.69</text:p>
          </table:table-cell>
          <table:table-cell office:value-type="float" office:value="2211.2399999999998" table:style-name="ce2">
            <text:p>2211.24</text:p>
          </table:table-cell>
          <table:table-cell office:value-type="float" office:value="265.24" table:style-name="ce2">
            <text:p>265.24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3">
            <text:p>Absolute Sum</text:p>
          </table:table-cell>
          <table:table-cell table:style-name="ce2"/>
          <table:table-cell office:value-type="float" office:value="3474.5699999999997" table:formula="of:=ABS([.C57])+ABS([.C58])+ABS([.C59])+ABS([.C60])+ABS([.C61])+ABS([.C62])+ABS([.C63])+ABS([.C64])+ABS([.C65])+ABS([.C66])+ABS([.C67])+ABS([.C68])" table:style-name="ce4">
            <text:p>3474.57</text:p>
          </table:table-cell>
          <table:table-cell table:style-name="ce4"/>
          <table:table-cell office:value-type="float" office:value="3150.6000000000004" table:formula="of:=ABS([.E57])+ABS([.E58])+ABS([.E59])+ABS([.E60])+ABS([.E61])+ABS([.E62])+ABS([.E63])+ABS([.E64])+ABS([.E65])+ABS([.E66])+ABS([.E67])+ABS([.E68])" table:style-name="ce4">
            <text:p>3150.60</text:p>
          </table:table-cell>
          <table:table-cell table:style-name="ce4"/>
          <table:table-cell office:value-type="float" office:value="3698.11" table:formula="of:=ABS([.G57])+ABS([.G58])+ABS([.G59])+ABS([.G60])+ABS([.G61])+ABS([.G62])+ABS([.G63])+ABS([.G64])+ABS([.G65])+ABS([.G66])+ABS([.G67])+ABS([.G68])" table:style-name="ce4">
            <text:p>3698.11</text:p>
          </table:table-cell>
          <table:table-cell table:style-name="ce4"/>
          <table:table-cell office:value-type="float" office:value="2541.1499999999996" table:formula="of:=ABS([.I57])+ABS([.I58])+ABS([.I59])+ABS([.I60])+ABS([.I61])+ABS([.I62])+ABS([.I63])+ABS([.I64])+ABS([.I65])+ABS([.I66])+ABS([.I67])+ABS([.I68])" table:style-name="ce4">
            <text:p>2541.15</text:p>
          </table:table-cell>
          <table:table-cell table:style-name="ce4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9"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Different constraint functions (just difference to determined structure shown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armonic</text:p>
          </table:table-cell>
          <table:table-cell office:value-type="string" table:style-name="ce1">
            <text:p>Harmonic+Constant</text:p>
          </table:table-cell>
          <table:table-cell office:value-type="string" table:style-name="ce1">
            <text:p>Flat Harmonic</text:p>
          </table:table-cell>
          <table:table-cell office:value-type="string" table:style-name="ce1">
            <text:p>Flat Harmonic+Constant</text:p>
          </table:table-cell>
          <table:table-cell office:value-type="string" table:style-name="ce1">
            <text:p>Flat Harmonic+Slope adjusted</text:p>
          </table:table-cell>
          <table:table-cell office:value-type="string" table:style-name="ce1">
            <text:p>Sigmo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A1R</text:p>
          </table:table-cell>
          <table:table-cell office:value-type="float" office:value="-377.178671505566" table:style-name="ce1">
            <text:p>-377.1786715</text:p>
          </table:table-cell>
          <table:table-cell office:value-type="float" office:value="-374.4151247698" table:style-name="ce1">
            <text:p>-374.4151248</text:p>
          </table:table-cell>
          <table:table-cell office:value-type="float" office:value="-500.547045921566" table:style-name="ce1">
            <text:p>-500.5470459</text:p>
          </table:table-cell>
          <table:table-cell office:value-type="float" office:value="-460.90300479623301" table:style-name="ce1">
            <text:p>-460.9030048</text:p>
          </table:table-cell>
          <table:table-cell office:value-type="float" office:value="-438.33060984709999" table:style-name="ce1">
            <text:p>-438.3306098</text:p>
          </table:table-cell>
          <table:table-cell office:value-type="float" office:value="-417.90936511490003" table:style-name="ce1">
            <text:p>-417.90936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A2AR</text:p>
          </table:table-cell>
          <table:table-cell office:value-type="float" office:value="8.5043376389667191" table:style-name="ce1">
            <text:p>8.504337639</text:p>
          </table:table-cell>
          <table:table-cell office:value-type="float" office:value="-27.099001120633101" table:style-name="ce1">
            <text:p>-27.09900112</text:p>
          </table:table-cell>
          <table:table-cell office:value-type="float" office:value="-133.30201778236599" table:style-name="ce1">
            <text:p>-133.3020178</text:p>
          </table:table-cell>
          <table:table-cell office:value-type="float" office:value="-213.89597622626701" table:style-name="ce1">
            <text:p>-213.8959762</text:p>
          </table:table-cell>
          <table:table-cell office:value-type="float" office:value="-89.944596501367002" table:style-name="ce1">
            <text:p>-89.9445965</text:p>
          </table:table-cell>
          <table:table-cell office:value-type="float" office:value="-101.087460082466" table:style-name="ce1">
            <text:p>-101.087460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DRB1</text:p>
          </table:table-cell>
          <table:table-cell office:value-type="float" office:value="-149.43033680049999" table:style-name="ce1">
            <text:p>-149.4303368</text:p>
          </table:table-cell>
          <table:table-cell office:value-type="float" office:value="-20.432210211300099" table:style-name="ce1">
            <text:p>-20.43221021</text:p>
          </table:table-cell>
          <table:table-cell office:value-type="float" office:value="-186.610329485866" table:style-name="ce1">
            <text:p>-186.6103295</text:p>
          </table:table-cell>
          <table:table-cell office:value-type="float" office:value="-56.435446073700398" table:style-name="ce1">
            <text:p>-56.43544607</text:p>
          </table:table-cell>
          <table:table-cell office:value-type="float" office:value="-72.526845832832805" table:style-name="ce1">
            <text:p>-72.52684583</text:p>
          </table:table-cell>
          <table:table-cell office:value-type="float" office:value="-34.179470061700201" table:style-name="ce1">
            <text:p>-34.179470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DRB2</text:p>
          </table:table-cell>
          <table:table-cell office:value-type="float" office:value="-202.25320325640001" table:style-name="ce1">
            <text:p>-202.2532033</text:p>
          </table:table-cell>
          <table:table-cell office:value-type="float" office:value="-163.296452765667" table:style-name="ce1">
            <text:p>-163.2964528</text:p>
          </table:table-cell>
          <table:table-cell office:value-type="float" office:value="-212.24430698133199" table:style-name="ce1">
            <text:p>-212.244307</text:p>
          </table:table-cell>
          <table:table-cell office:value-type="float" office:value="-203.31720354949999" table:style-name="ce1">
            <text:p>-203.3172035</text:p>
          </table:table-cell>
          <table:table-cell office:value-type="float" office:value="-231.08108019736699" table:style-name="ce1">
            <text:p>-231.0810802</text:p>
          </table:table-cell>
          <table:table-cell office:value-type="float" office:value="-124.5295208246" table:style-name="ce1">
            <text:p>-124.529520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CR7</text:p>
          </table:table-cell>
          <table:table-cell office:value-type="float" office:value="-326.18640716793402" table:style-name="ce1">
            <text:p>-326.1864072</text:p>
          </table:table-cell>
          <table:table-cell office:value-type="float" office:value="-301.11000058836601" table:style-name="ce1">
            <text:p>-301.1100006</text:p>
          </table:table-cell>
          <table:table-cell office:value-type="float" office:value="-453.20918953273599" table:style-name="ce1">
            <text:p>-453.2091895</text:p>
          </table:table-cell>
          <table:table-cell office:value-type="float" office:value="-436.988067888366" table:style-name="ce1">
            <text:p>-436.9880679</text:p>
          </table:table-cell>
          <table:table-cell office:value-type="float" office:value="-345.72535687183301" table:style-name="ce1">
            <text:p>-345.7253569</text:p>
          </table:table-cell>
          <table:table-cell office:value-type="float" office:value="-315.60383276736701" table:style-name="ce1">
            <text:p>-315.603832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XCR2</text:p>
          </table:table-cell>
          <table:table-cell office:value-type="float" office:value="-582.32960792450001" table:style-name="ce1">
            <text:p>-582.3296079</text:p>
          </table:table-cell>
          <table:table-cell office:value-type="float" office:value="-550.91215049153402" table:style-name="ce1">
            <text:p>-550.9121505</text:p>
          </table:table-cell>
          <table:table-cell office:value-type="float" office:value="-644.55024447373398" table:style-name="ce1">
            <text:p>-644.5502445</text:p>
          </table:table-cell>
          <table:table-cell office:value-type="float" office:value="-642.96376199046699" table:style-name="ce1">
            <text:p>-642.963762</text:p>
          </table:table-cell>
          <table:table-cell office:value-type="float" office:value="-567.49538077169996" table:style-name="ce1">
            <text:p>-567.4953808</text:p>
          </table:table-cell>
          <table:table-cell office:value-type="float" office:value="-590.54224721713297" table:style-name="ce1">
            <text:p>-590.542247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XCR4</text:p>
          </table:table-cell>
          <table:table-cell office:value-type="float" office:value="-382.68930106193301" table:style-name="ce1">
            <text:p>-382.6893011</text:p>
          </table:table-cell>
          <table:table-cell office:value-type="float" office:value="-313.27530431566601" table:style-name="ce1">
            <text:p>-313.2753043</text:p>
          </table:table-cell>
          <table:table-cell office:value-type="float" office:value="-475.34582647416602" table:style-name="ce1">
            <text:p>-475.3458265</text:p>
          </table:table-cell>
          <table:table-cell office:value-type="float" office:value="-470.66168122409999" table:style-name="ce1">
            <text:p>-470.6616812</text:p>
          </table:table-cell>
          <table:table-cell office:value-type="float" office:value="-431.80180904399998" table:style-name="ce1">
            <text:p>-431.801809</text:p>
          </table:table-cell>
          <table:table-cell office:value-type="float" office:value="-409.1751468123" table:style-name="ce1">
            <text:p>-409.175146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3R</text:p>
          </table:table-cell>
          <table:table-cell office:value-type="float" office:value="-5.78222479150008" table:style-name="ce1">
            <text:p>-5.782224792</text:p>
          </table:table-cell>
          <table:table-cell office:value-type="float" office:value="-1.9165263352333599" table:style-name="ce1">
            <text:p>-1.916526335</text:p>
          </table:table-cell>
          <table:table-cell office:value-type="float" office:value="-131.615474642002" table:style-name="ce1">
            <text:p>-131.6154746</text:p>
          </table:table-cell>
          <table:table-cell office:value-type="float" office:value="-127.0166474737" table:style-name="ce1">
            <text:p>-127.0166475</text:p>
          </table:table-cell>
          <table:table-cell office:value-type="float" office:value="-87.079959992067003" table:style-name="ce1">
            <text:p>-87.07995999</text:p>
          </table:table-cell>
          <table:table-cell office:value-type="float" office:value="-60.715680893733399" table:style-name="ce1">
            <text:p>-60.71568089</text:p>
          </table:table-cell>
          <table:table-cell table:number-columns-repeated="10" table:style-name="ce1"/>
          <table:table-cell table:number-columns-repeated="4" table:style-name="ce2"/>
          <table:table-cell table:number-columns-repeated="16363"/>
        </table:table-row>
        <table:table-row table:style-name="ro1">
          <table:table-cell office:value-type="string" table:style-name="ce1">
            <text:p>H1R</text:p>
          </table:table-cell>
          <table:table-cell office:value-type="float" office:value="-315.32943753003298" table:style-name="ce1">
            <text:p>-315.3294375</text:p>
          </table:table-cell>
          <table:table-cell office:value-type="float" office:value="-197.69368082529999" table:style-name="ce1">
            <text:p>-197.6936808</text:p>
          </table:table-cell>
          <table:table-cell office:value-type="float" office:value="-282.340837794366" table:style-name="ce1">
            <text:p>-282.3408378</text:p>
          </table:table-cell>
          <table:table-cell office:value-type="float" office:value="-375.72307412729998" table:style-name="ce1">
            <text:p>-375.7230741</text:p>
          </table:table-cell>
          <table:table-cell office:value-type="float" office:value="-340.626136825233" table:style-name="ce1">
            <text:p>-340.6261368</text:p>
          </table:table-cell>
          <table:table-cell office:value-type="float" office:value="-243.52425599680001" table:style-name="ce1">
            <text:p>-243.524256</text:p>
          </table:table-cell>
          <table:table-cell table:number-columns-repeated="10" table:style-name="ce1"/>
          <table:table-cell table:number-columns-repeated="4" table:style-name="ce2"/>
          <table:table-cell table:number-columns-repeated="16363"/>
        </table:table-row>
        <table:table-row table:style-name="ro1">
          <table:table-cell office:value-type="string" table:style-name="ce1">
            <text:p>MOR</text:p>
          </table:table-cell>
          <table:table-cell office:value-type="float" office:value="-370.51283975456698" table:style-name="ce1">
            <text:p>-370.5128398</text:p>
          </table:table-cell>
          <table:table-cell office:value-type="float" office:value="-279.29734529439997" table:style-name="ce1">
            <text:p>-279.2973453</text:p>
          </table:table-cell>
          <table:table-cell office:value-type="float" office:value="-365.89284092916603" table:style-name="ce1">
            <text:p>-365.8928409</text:p>
          </table:table-cell>
          <table:table-cell office:value-type="float" office:value="-453.08306950956597" table:style-name="ce1">
            <text:p>-453.0830695</text:p>
          </table:table-cell>
          <table:table-cell office:value-type="float" office:value="-420.52739099090002" table:style-name="ce1">
            <text:p>-420.527391</text:p>
          </table:table-cell>
          <table:table-cell office:value-type="float" office:value="-382.85549348613398" table:style-name="ce1">
            <text:p>-382.85549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K1R</text:p>
          </table:table-cell>
          <table:table-cell office:value-type="float" office:value="-623.23361734126695" table:style-name="ce1">
            <text:p>-623.2336173</text:p>
          </table:table-cell>
          <table:table-cell office:value-type="float" office:value="-483.65190937986699" table:style-name="ce1">
            <text:p>-483.6519094</text:p>
          </table:table-cell>
          <table:table-cell office:value-type="float" office:value="-659.29137414413196" table:style-name="ce1">
            <text:p>-659.2913741</text:p>
          </table:table-cell>
          <table:table-cell office:value-type="float" office:value="-641.44956644163301" table:style-name="ce1">
            <text:p>-641.4495664</text:p>
          </table:table-cell>
          <table:table-cell office:value-type="float" office:value="-616.27492731689995" table:style-name="ce1">
            <text:p>-616.2749273</text:p>
          </table:table-cell>
          <table:table-cell office:value-type="float" office:value="-585.26880777066697" table:style-name="ce1">
            <text:p>-585.2688078</text:p>
          </table:table-cell>
          <table:table-cell table:number-columns-repeated="10" table:style-name="ce1"/>
          <table:table-cell table:number-columns-repeated="4" table:style-name="ce2"/>
          <table:table-cell table:number-columns-repeated="16363"/>
        </table:table-row>
        <table:table-row table:style-name="ro1">
          <table:table-cell office:value-type="string" table:style-name="ce1">
            <text:p>S1P1R</text:p>
          </table:table-cell>
          <table:table-cell office:value-type="float" office:value="214.6039567377" table:style-name="ce1">
            <text:p>214.6039567</text:p>
          </table:table-cell>
          <table:table-cell office:value-type="float" office:value="243.170692729" table:style-name="ce1">
            <text:p>243.1706927</text:p>
          </table:table-cell>
          <table:table-cell office:value-type="float" office:value="506.64144271763598" table:style-name="ce1">
            <text:p>506.6414427</text:p>
          </table:table-cell>
          <table:table-cell office:value-type="float" office:value="438.364708240666" table:style-name="ce1">
            <text:p>438.3647082</text:p>
          </table:table-cell>
          <table:table-cell office:value-type="float" office:value="568.02043424903297" table:style-name="ce1">
            <text:p>568.0204342</text:p>
          </table:table-cell>
          <table:table-cell office:value-type="float" office:value="502.476444113767" table:style-name="ce1">
            <text:p>502.4764441</text:p>
          </table:table-cell>
          <table:table-cell table:number-columns-repeated="10" table:style-name="ce1"/>
          <table:table-cell table:number-columns-repeated="4" table:style-name="ce2"/>
          <table:table-cell table:number-columns-repeated="16363"/>
        </table:table-row>
        <table:table-row table:style-name="ro1">
          <table:table-cell office:value-type="string" table:style-name="ce3">
            <text:p>Absolute Sum</text:p>
          </table:table-cell>
          <table:table-cell office:value-type="float" office:value="3558.033941510867" table:formula="of:=ABS([.B73])+ABS([.B74])+ABS([.B75])+ABS([.B76])+ABS([.B77])+ABS([.B78])+ABS([.B79])+ABS([.B80])+ABS([.B81])+ABS([.B82])+ABS([.B83])+ABS([.B84])" table:style-name="ce4">
            <text:p>3558.03</text:p>
          </table:table-cell>
          <table:table-cell office:value-type="float" office:value="2956.2703988267667" table:formula="of:=ABS([.C73])+ABS([.C74])+ABS([.C75])+ABS([.C76])+ABS([.C77])+ABS([.C78])+ABS([.C79])+ABS([.C80])+ABS([.C81])+ABS([.C82])+ABS([.C83])+ABS([.C84])" table:style-name="ce4">
            <text:p>2956.27</text:p>
          </table:table-cell>
          <table:table-cell office:value-type="float" office:value="4551.5909308790688" table:formula="of:=ABS([.D73])+ABS([.D74])+ABS([.D75])+ABS([.D76])+ABS([.D77])+ABS([.D78])+ABS([.D79])+ABS([.D80])+ABS([.D81])+ABS([.D82])+ABS([.D83])+ABS([.D84])" table:style-name="ce4">
            <text:p>4551.59</text:p>
          </table:table-cell>
          <table:table-cell office:value-type="float" office:value="4520.8022075414992" table:formula="of:=ABS([.E73])+ABS([.E74])+ABS([.E75])+ABS([.E76])+ABS([.E77])+ABS([.E78])+ABS([.E79])+ABS([.E80])+ABS([.E81])+ABS([.E82])+ABS([.E83])+ABS([.E84])" table:style-name="ce4">
            <text:p>4520.80</text:p>
          </table:table-cell>
          <table:table-cell office:value-type="float" office:value="4209.4345284403335" table:formula="of:=ABS([.F73])+ABS([.F74])+ABS([.F75])+ABS([.F76])+ABS([.F77])+ABS([.F78])+ABS([.F79])+ABS([.F80])+ABS([.F81])+ABS([.F82])+ABS([.F83])+ABS([.F84])" table:style-name="ce4">
            <text:p>4209.43</text:p>
          </table:table-cell>
          <table:table-cell office:value-type="float" office:value="3767.8677251415675" table:formula="of:=ABS([.G73])+ABS([.G74])+ABS([.G75])+ABS([.G76])+ABS([.G77])+ABS([.G78])+ABS([.G79])+ABS([.G80])+ABS([.G81])+ABS([.G82])+ABS([.G83])+ABS([.G84])" table:style-name="ce4">
            <text:p>3767.87</text:p>
          </table:table-cell>
          <table:table-cell table:number-columns-repeated="4" table:style-name="ce1"/>
          <table:table-cell table:number-columns-repeated="4" table:style-name="ce4"/>
          <table:table-cell table:number-columns-repeated="3" table:style-name="ce1"/>
          <table:table-cell table:number-columns-repeated="3" table:style-name="ce2"/>
          <table:table-cell table:number-columns-repeated="16363"/>
        </table:table-row>
        <table:table-row table:style-name="ro1">
          <table:table-cell table:number-columns-repeated="18" table:style-name="ce1"/>
          <table:table-cell table:number-columns-repeated="3" table:style-name="ce2"/>
          <table:table-cell table:number-columns-repeated="16363"/>
        </table:table-row>
        <table:table-row table:style-name="ro1">
          <table:table-cell office:value-type="string" table:style-name="ce1">
            <text:p>Different investigated constraint parameters</text:p>
          </table:table-cell>
          <table:table-cell table:number-columns-repeated="16" table:style-name="ce1"/>
          <table:table-cell table:number-columns-repeated="4" table:style-name="ce2"/>
          <table:table-cell table:number-columns-repeated="16363"/>
        </table:table-row>
        <table:table-row table:style-name="ro1">
          <table:table-cell office:value-type="string" table:style-name="ce1">
            <text:p>Final selection:</text:p>
          </table:table-cell>
          <table:table-cell table:number-columns-repeated="2" table:style-name="ce1"/>
          <table:table-cell office:value-type="string" table:style-name="ce1">
            <text:p>Distance 3-7%</text:p>
          </table:table-cell>
          <table:table-cell table:number-columns-repeated="2" table:style-name="ce1"/>
          <table:table-cell office:value-type="string" table:style-name="ce1">
            <text:p>Constant -1 - -10</text:p>
          </table:table-cell>
          <table:table-cell table:number-columns-repeated="3" table:style-name="ce1"/>
          <table:table-cell office:value-type="string" table:style-name="ce1">
            <text:p>Harmonic 0.4-0.8</text:p>
          </table:table-cell>
          <table:table-cell table:number-columns-repeated="2" table:style-name="ce1"/>
          <table:table-cell office:value-type="string" table:style-name="ce1">
            <text:p>Weight 2-4</text:p>
          </table:table-cell>
          <table:table-cell table:number-columns-repeated="2" table:style-name="ce1"/>
          <table:table-cell table:number-columns-repeated="5" table:style-name="ce2"/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Distance-5%</text:p>
          </table:table-cell>
          <table:table-cell office:value-type="string" table:style-name="ce1">
            <text:p>Distance+0%</text:p>
          </table:table-cell>
          <table:table-cell office:value-type="string" table:style-name="ce1">
            <text:p>Distance+5%</text:p>
          </table:table-cell>
          <table:table-cell office:value-type="string" table:style-name="ce1">
            <text:p>Distance+10%</text:p>
          </table:table-cell>
          <table:table-cell office:value-type="string" table:style-name="ce1">
            <text:p>Distance+5% and in relax+0%</text:p>
          </table:table-cell>
          <table:table-cell office:value-type="string" table:style-name="ce1">
            <text:p>Constant -1</text:p>
          </table:table-cell>
          <table:table-cell office:value-type="string" table:style-name="ce1">
            <text:p>Constant -5</text:p>
          </table:table-cell>
          <table:table-cell office:value-type="string" table:style-name="ce1">
            <text:p>Constant -10</text:p>
          </table:table-cell>
          <table:table-cell office:value-type="string" table:style-name="ce1">
            <text:p>Harmonic 0.25</text:p>
          </table:table-cell>
          <table:table-cell office:value-type="string" table:style-name="ce1">
            <text:p>Harmonic 0.5</text:p>
          </table:table-cell>
          <table:table-cell office:value-type="string" table:style-name="ce1">
            <text:p>Harmonic 1.0</text:p>
          </table:table-cell>
          <table:table-cell office:value-type="string" table:style-name="ce1">
            <text:p>Weight 1</text:p>
          </table:table-cell>
          <table:table-cell office:value-type="string" table:style-name="ce1">
            <text:p>Weight 4</text:p>
          </table:table-cell>
          <table:table-cell office:value-type="string" table:style-name="ce1">
            <text:p>Weight 8</text:p>
          </table:table-cell>
          <table:table-cell table:style-name="ce1"/>
          <table:table-cell table:number-columns-repeated="5" table:style-name="ce2"/>
          <table:table-cell table:number-columns-repeated="16363"/>
        </table:table-row>
        <table:table-row table:style-name="ro1">
          <table:table-cell office:value-type="string" table:style-name="ce1">
            <text:p>AA1R</text:p>
          </table:table-cell>
          <table:table-cell office:value-type="float" office:value="-370.54" table:style-name="ce2">
            <text:p>-370.54</text:p>
          </table:table-cell>
          <table:table-cell office:value-type="float" office:value="-208.52" table:style-name="ce2">
            <text:p>-208.52</text:p>
          </table:table-cell>
          <table:table-cell office:value-type="float" office:value="-369.15" table:style-name="ce2">
            <text:p>-369.15</text:p>
          </table:table-cell>
          <table:table-cell office:value-type="float" office:value="296" table:style-name="ce2">
            <text:p>296.00</text:p>
          </table:table-cell>
          <table:table-cell office:value-type="float" office:value="-468.97" table:style-name="ce2">
            <text:p>-468.97</text:p>
          </table:table-cell>
          <table:table-cell office:value-type="float" office:value="-72.260000000000005" table:style-name="ce2">
            <text:p>-72.26</text:p>
          </table:table-cell>
          <table:table-cell office:value-type="float" office:value="-99.15" table:style-name="ce2">
            <text:p>-99.15</text:p>
          </table:table-cell>
          <table:table-cell office:value-type="float" office:value="-101.97" table:style-name="ce2">
            <text:p>-101.97</text:p>
          </table:table-cell>
          <table:table-cell office:value-type="float" office:value="-13.95" table:style-name="ce2">
            <text:p>-13.95</text:p>
          </table:table-cell>
          <table:table-cell office:value-type="float" office:value="-14.47" table:style-name="ce2">
            <text:p>-14.47</text:p>
          </table:table-cell>
          <table:table-cell office:value-type="float" office:value="-122.48" table:style-name="ce2">
            <text:p>-122.48</text:p>
          </table:table-cell>
          <table:table-cell office:value-type="float" office:value="-90.78" table:style-name="ce2">
            <text:p>-90.78</text:p>
          </table:table-cell>
          <table:table-cell office:value-type="float" office:value="-43.75" table:style-name="ce2">
            <text:p>-43.75</text:p>
          </table:table-cell>
          <table:table-cell office:value-type="float" office:value="-30.68" table:style-name="ce2">
            <text:p>-30.68</text:p>
          </table:table-cell>
          <table:table-cell table:style-name="ce1"/>
          <table:table-cell table:number-columns-repeated="4" table:style-name="ce2"/>
          <table:table-cell table:number-columns-repeated="16364" table:style-name="ce1"/>
        </table:table-row>
        <table:table-row table:style-name="ro1">
          <table:table-cell office:value-type="string" table:style-name="ce1">
            <text:p>AA2AR</text:p>
          </table:table-cell>
          <table:table-cell office:value-type="float" office:value="-164.59" table:style-name="ce2">
            <text:p>-164.59</text:p>
          </table:table-cell>
          <table:table-cell office:value-type="float" office:value="-238.07" table:style-name="ce2">
            <text:p>-238.07</text:p>
          </table:table-cell>
          <table:table-cell office:value-type="float" office:value="8.66" table:style-name="ce2">
            <text:p>8.66</text:p>
          </table:table-cell>
          <table:table-cell office:value-type="float" office:value="333.6" table:style-name="ce2">
            <text:p>333.60</text:p>
          </table:table-cell>
          <table:table-cell office:value-type="float" office:value="-282.7" table:style-name="ce2">
            <text:p>-282.70</text:p>
          </table:table-cell>
          <table:table-cell office:value-type="float" office:value="97.38" table:style-name="ce2">
            <text:p>97.38</text:p>
          </table:table-cell>
          <table:table-cell office:value-type="float" office:value="90.17" table:style-name="ce2">
            <text:p>90.17</text:p>
          </table:table-cell>
          <table:table-cell office:value-type="float" office:value="73.16" table:style-name="ce2">
            <text:p>73.16</text:p>
          </table:table-cell>
          <table:table-cell office:value-type="float" office:value="369.67" table:style-name="ce2">
            <text:p>369.67</text:p>
          </table:table-cell>
          <table:table-cell office:value-type="float" office:value="147.15" table:style-name="ce2">
            <text:p>147.15</text:p>
          </table:table-cell>
          <table:table-cell office:value-type="float" office:value="171.08" table:style-name="ce2">
            <text:p>171.08</text:p>
          </table:table-cell>
          <table:table-cell office:value-type="float" office:value="168.82" table:style-name="ce2">
            <text:p>168.82</text:p>
          </table:table-cell>
          <table:table-cell office:value-type="float" office:value="188.39" table:style-name="ce2">
            <text:p>188.39</text:p>
          </table:table-cell>
          <table:table-cell office:value-type="float" office:value="273.55" table:style-name="ce2">
            <text:p>273.55</text:p>
          </table:table-cell>
          <table:table-cell table:style-name="ce1"/>
          <table:table-cell table:number-columns-repeated="3" table:style-name="ce2"/>
          <table:table-cell table:number-columns-repeated="16365" table:style-name="ce1"/>
        </table:table-row>
        <table:table-row table:style-name="ro1">
          <table:table-cell office:value-type="string" table:style-name="ce1">
            <text:p>ADRB1</text:p>
          </table:table-cell>
          <table:table-cell office:value-type="float" office:value="-245.3" table:style-name="ce2">
            <text:p>-245.30</text:p>
          </table:table-cell>
          <table:table-cell office:value-type="float" office:value="-127.38" table:style-name="ce2">
            <text:p>-127.38</text:p>
          </table:table-cell>
          <table:table-cell office:value-type="float" office:value="11.86" table:style-name="ce2">
            <text:p>11.86</text:p>
          </table:table-cell>
          <table:table-cell office:value-type="float" office:value="233.4" table:style-name="ce2">
            <text:p>233.40</text:p>
          </table:table-cell>
          <table:table-cell office:value-type="float" office:value="-186.46" table:style-name="ce2">
            <text:p>-186.46</text:p>
          </table:table-cell>
          <table:table-cell office:value-type="float" office:value="12.56" table:style-name="ce2">
            <text:p>12.56</text:p>
          </table:table-cell>
          <table:table-cell office:value-type="float" office:value="61.1" table:style-name="ce2">
            <text:p>61.10</text:p>
          </table:table-cell>
          <table:table-cell office:value-type="float" office:value="2.94" table:style-name="ce2">
            <text:p>2.94</text:p>
          </table:table-cell>
          <table:table-cell office:value-type="float" office:value="120.24" table:style-name="ce2">
            <text:p>120.24</text:p>
          </table:table-cell>
          <table:table-cell office:value-type="float" office:value="-1.08" table:style-name="ce2">
            <text:p>-1.08</text:p>
          </table:table-cell>
          <table:table-cell office:value-type="float" office:value="-16.649999999999999" table:style-name="ce2">
            <text:p>-16.65</text:p>
          </table:table-cell>
          <table:table-cell office:value-type="float" office:value="9.1" table:style-name="ce2">
            <text:p>9.10</text:p>
          </table:table-cell>
          <table:table-cell office:value-type="float" office:value="61.56" table:style-name="ce2">
            <text:p>61.56</text:p>
          </table:table-cell>
          <table:table-cell office:value-type="float" office:value="217.66" table:style-name="ce2">
            <text:p>217.66</text:p>
          </table:table-cell>
          <table:table-cell table:style-name="ce1"/>
          <table:table-cell table:number-columns-repeated="4" table:style-name="ce4"/>
          <table:table-cell table:number-columns-repeated="16364" table:style-name="ce1"/>
        </table:table-row>
        <table:table-row table:style-name="ro1">
          <table:table-cell office:value-type="string" table:style-name="ce1">
            <text:p>ADRB2</text:p>
          </table:table-cell>
          <table:table-cell office:value-type="float" office:value="-274.92" table:style-name="ce2">
            <text:p>-274.92</text:p>
          </table:table-cell>
          <table:table-cell office:value-type="float" office:value="-147.72999999999999" table:style-name="ce2">
            <text:p>-147.73</text:p>
          </table:table-cell>
          <table:table-cell office:value-type="float" office:value="18.059999999999999" table:style-name="ce2">
            <text:p>18.06</text:p>
          </table:table-cell>
          <table:table-cell office:value-type="float" office:value="244.27" table:style-name="ce2">
            <text:p>244.27</text:p>
          </table:table-cell>
          <table:table-cell office:value-type="float" office:value="-272.68" table:style-name="ce2">
            <text:p>-272.68</text:p>
          </table:table-cell>
          <table:table-cell office:value-type="float" office:value="53.16" table:style-name="ce2">
            <text:p>53.16</text:p>
          </table:table-cell>
          <table:table-cell office:value-type="float" office:value="17.27" table:style-name="ce2">
            <text:p>17.27</text:p>
          </table:table-cell>
          <table:table-cell office:value-type="float" office:value="78.52" table:style-name="ce2">
            <text:p>78.52</text:p>
          </table:table-cell>
          <table:table-cell office:value-type="float" office:value="163.01" table:style-name="ce2">
            <text:p>163.01</text:p>
          </table:table-cell>
          <table:table-cell office:value-type="float" office:value="-16.09" table:style-name="ce2">
            <text:p>-16.09</text:p>
          </table:table-cell>
          <table:table-cell office:value-type="float" office:value="49.05" table:style-name="ce2">
            <text:p>49.05</text:p>
          </table:table-cell>
          <table:table-cell office:value-type="float" office:value="88.55" table:style-name="ce2">
            <text:p>88.55</text:p>
          </table:table-cell>
          <table:table-cell office:value-type="float" office:value="39.299999999999997" table:style-name="ce2">
            <text:p>39.30</text:p>
          </table:table-cell>
          <table:table-cell office:value-type="float" office:value="181.75" table:style-name="ce2">
            <text:p>181.7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CR7</text:p>
          </table:table-cell>
          <table:table-cell office:value-type="float" office:value="-367.62" table:style-name="ce2">
            <text:p>-367.62</text:p>
          </table:table-cell>
          <table:table-cell office:value-type="float" office:value="-235.54" table:style-name="ce2">
            <text:p>-235.54</text:p>
          </table:table-cell>
          <table:table-cell office:value-type="float" office:value="-238.19" table:style-name="ce2">
            <text:p>-238.19</text:p>
          </table:table-cell>
          <table:table-cell office:value-type="float" office:value="279.14" table:style-name="ce2">
            <text:p>279.14</text:p>
          </table:table-cell>
          <table:table-cell office:value-type="float" office:value="-384.58" table:style-name="ce2">
            <text:p>-384.58</text:p>
          </table:table-cell>
          <table:table-cell office:value-type="float" office:value="-87.79" table:style-name="ce2">
            <text:p>-87.79</text:p>
          </table:table-cell>
          <table:table-cell office:value-type="float" office:value="-102.48" table:style-name="ce2">
            <text:p>-102.48</text:p>
          </table:table-cell>
          <table:table-cell office:value-type="float" office:value="-78.52" table:style-name="ce2">
            <text:p>-78.52</text:p>
          </table:table-cell>
          <table:table-cell office:value-type="float" office:value="118.68" table:style-name="ce2">
            <text:p>118.68</text:p>
          </table:table-cell>
          <table:table-cell office:value-type="float" office:value="-14.35" table:style-name="ce2">
            <text:p>-14.35</text:p>
          </table:table-cell>
          <table:table-cell office:value-type="float" office:value="-122.85" table:style-name="ce2">
            <text:p>-122.85</text:p>
          </table:table-cell>
          <table:table-cell office:value-type="float" office:value="-85.46" table:style-name="ce2">
            <text:p>-85.46</text:p>
          </table:table-cell>
          <table:table-cell office:value-type="float" office:value="-36.71" table:style-name="ce2">
            <text:p>-36.71</text:p>
          </table:table-cell>
          <table:table-cell office:value-type="float" office:value="-13.51" table:style-name="ce2">
            <text:p>-13.5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XCR2</text:p>
          </table:table-cell>
          <table:table-cell office:value-type="float" office:value="-637.62" table:style-name="ce2">
            <text:p>-637.62</text:p>
          </table:table-cell>
          <table:table-cell office:value-type="float" office:value="-501.14" table:style-name="ce2">
            <text:p>-501.14</text:p>
          </table:table-cell>
          <table:table-cell office:value-type="float" office:value="-389.96" table:style-name="ce2">
            <text:p>-389.96</text:p>
          </table:table-cell>
          <table:table-cell office:value-type="float" office:value="143.96" table:style-name="ce2">
            <text:p>143.96</text:p>
          </table:table-cell>
          <table:table-cell office:value-type="float" office:value="-595.38" table:style-name="ce2">
            <text:p>-595.38</text:p>
          </table:table-cell>
          <table:table-cell office:value-type="float" office:value="-316.45" table:style-name="ce2">
            <text:p>-316.45</text:p>
          </table:table-cell>
          <table:table-cell office:value-type="float" office:value="-330.97" table:style-name="ce2">
            <text:p>-330.97</text:p>
          </table:table-cell>
          <table:table-cell office:value-type="float" office:value="-298.55" table:style-name="ce2">
            <text:p>-298.55</text:p>
          </table:table-cell>
          <table:table-cell office:value-type="float" office:value="-162.16999999999999" table:style-name="ce2">
            <text:p>-162.17</text:p>
          </table:table-cell>
          <table:table-cell office:value-type="float" office:value="-347.39" table:style-name="ce2">
            <text:p>-347.39</text:p>
          </table:table-cell>
          <table:table-cell office:value-type="float" office:value="-319.23" table:style-name="ce2">
            <text:p>-319.23</text:p>
          </table:table-cell>
          <table:table-cell office:value-type="float" office:value="-347.47" table:style-name="ce2">
            <text:p>-347.47</text:p>
          </table:table-cell>
          <table:table-cell office:value-type="float" office:value="-296.17" table:style-name="ce2">
            <text:p>-296.17</text:p>
          </table:table-cell>
          <table:table-cell office:value-type="float" office:value="-212.24" table:style-name="ce2">
            <text:p>-212.2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XCR4</text:p>
          </table:table-cell>
          <table:table-cell office:value-type="float" office:value="-552.53" table:style-name="ce2">
            <text:p>-552.53</text:p>
          </table:table-cell>
          <table:table-cell office:value-type="float" office:value="-403.4" table:style-name="ce2">
            <text:p>-403.40</text:p>
          </table:table-cell>
          <table:table-cell office:value-type="float" office:value="-322.2" table:style-name="ce2">
            <text:p>-322.20</text:p>
          </table:table-cell>
          <table:table-cell office:value-type="float" office:value="168.28" table:style-name="ce2">
            <text:p>168.28</text:p>
          </table:table-cell>
          <table:table-cell office:value-type="float" office:value="-492.41" table:style-name="ce2">
            <text:p>-492.41</text:p>
          </table:table-cell>
          <table:table-cell office:value-type="float" office:value="-149.44999999999999" table:style-name="ce2">
            <text:p>-149.45</text:p>
          </table:table-cell>
          <table:table-cell office:value-type="float" office:value="-158.47" table:style-name="ce2">
            <text:p>-158.47</text:p>
          </table:table-cell>
          <table:table-cell office:value-type="float" office:value="-127.85" table:style-name="ce2">
            <text:p>-127.85</text:p>
          </table:table-cell>
          <table:table-cell office:value-type="float" office:value="35.18" table:style-name="ce2">
            <text:p>35.18</text:p>
          </table:table-cell>
          <table:table-cell office:value-type="float" office:value="-146.22" table:style-name="ce2">
            <text:p>-146.22</text:p>
          </table:table-cell>
          <table:table-cell office:value-type="float" office:value="-206.66" table:style-name="ce2">
            <text:p>-206.66</text:p>
          </table:table-cell>
          <table:table-cell office:value-type="float" office:value="-167.68" table:style-name="ce2">
            <text:p>-167.68</text:p>
          </table:table-cell>
          <table:table-cell office:value-type="float" office:value="-101.25" table:style-name="ce2">
            <text:p>-101.25</text:p>
          </table:table-cell>
          <table:table-cell office:value-type="float" office:value="-110.97" table:style-name="ce2">
            <text:p>-110.9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D3R</text:p>
          </table:table-cell>
          <table:table-cell office:value-type="float" office:value="-255.76" table:style-name="ce2">
            <text:p>-255.76</text:p>
          </table:table-cell>
          <table:table-cell office:value-type="float" office:value="-165.42" table:style-name="ce2">
            <text:p>-165.42</text:p>
          </table:table-cell>
          <table:table-cell office:value-type="float" office:value="-169.61" table:style-name="ce2">
            <text:p>-169.61</text:p>
          </table:table-cell>
          <table:table-cell office:value-type="float" office:value="185.96" table:style-name="ce2">
            <text:p>185.96</text:p>
          </table:table-cell>
          <table:table-cell office:value-type="float" office:value="-333.05" table:style-name="ce2">
            <text:p>-333.05</text:p>
          </table:table-cell>
          <table:table-cell office:value-type="float" office:value="49.05" table:style-name="ce2">
            <text:p>49.05</text:p>
          </table:table-cell>
          <table:table-cell office:value-type="float" office:value="93.01" table:style-name="ce2">
            <text:p>93.01</text:p>
          </table:table-cell>
          <table:table-cell office:value-type="float" office:value="69.569999999999993" table:style-name="ce2">
            <text:p>69.57</text:p>
          </table:table-cell>
          <table:table-cell office:value-type="float" office:value="82.18" table:style-name="ce2">
            <text:p>82.18</text:p>
          </table:table-cell>
          <table:table-cell office:value-type="float" office:value="29.83" table:style-name="ce2">
            <text:p>29.83</text:p>
          </table:table-cell>
          <table:table-cell office:value-type="float" office:value="-48.26" table:style-name="ce2">
            <text:p>-48.26</text:p>
          </table:table-cell>
          <table:table-cell office:value-type="float" office:value="-111.43" table:style-name="ce2">
            <text:p>-111.43</text:p>
          </table:table-cell>
          <table:table-cell office:value-type="float" office:value="53.31" table:style-name="ce2">
            <text:p>53.31</text:p>
          </table:table-cell>
          <table:table-cell office:value-type="float" office:value="84.24" table:style-name="ce2">
            <text:p>84.2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H1R</text:p>
          </table:table-cell>
          <table:table-cell office:value-type="float" office:value="-507.49" table:style-name="ce2">
            <text:p>-507.49</text:p>
          </table:table-cell>
          <table:table-cell office:value-type="float" office:value="-276.12" table:style-name="ce2">
            <text:p>-276.12</text:p>
          </table:table-cell>
          <table:table-cell office:value-type="float" office:value="-326" table:style-name="ce2">
            <text:p>-326.00</text:p>
          </table:table-cell>
          <table:table-cell office:value-type="float" office:value="108.46" table:style-name="ce2">
            <text:p>108.46</text:p>
          </table:table-cell>
          <table:table-cell office:value-type="float" office:value="-490.24" table:style-name="ce2">
            <text:p>-490.24</text:p>
          </table:table-cell>
          <table:table-cell office:value-type="float" office:value="-121.98" table:style-name="ce2">
            <text:p>-121.98</text:p>
          </table:table-cell>
          <table:table-cell office:value-type="float" office:value="-127.38" table:style-name="ce2">
            <text:p>-127.38</text:p>
          </table:table-cell>
          <table:table-cell office:value-type="float" office:value="-144.66" table:style-name="ce2">
            <text:p>-144.66</text:p>
          </table:table-cell>
          <table:table-cell office:value-type="float" office:value="-74.03" table:style-name="ce2">
            <text:p>-74.03</text:p>
          </table:table-cell>
          <table:table-cell office:value-type="float" office:value="-126.19" table:style-name="ce2">
            <text:p>-126.19</text:p>
          </table:table-cell>
          <table:table-cell office:value-type="float" office:value="-179.57" table:style-name="ce2">
            <text:p>-179.57</text:p>
          </table:table-cell>
          <table:table-cell office:value-type="float" office:value="-145.82" table:style-name="ce2">
            <text:p>-145.82</text:p>
          </table:table-cell>
          <table:table-cell office:value-type="float" office:value="-124.91" table:style-name="ce2">
            <text:p>-124.91</text:p>
          </table:table-cell>
          <table:table-cell office:value-type="float" office:value="-102.59" table:style-name="ce2">
            <text:p>-102.5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OR</text:p>
          </table:table-cell>
          <table:table-cell office:value-type="float" office:value="-497.83" table:style-name="ce2">
            <text:p>-497.83</text:p>
          </table:table-cell>
          <table:table-cell office:value-type="float" office:value="-432.55" table:style-name="ce2">
            <text:p>-432.55</text:p>
          </table:table-cell>
          <table:table-cell office:value-type="float" office:value="-326.39999999999998" table:style-name="ce2">
            <text:p>-326.40</text:p>
          </table:table-cell>
          <table:table-cell office:value-type="float" office:value="-192.09" table:style-name="ce2">
            <text:p>-192.09</text:p>
          </table:table-cell>
          <table:table-cell office:value-type="float" office:value="-385.3" table:style-name="ce2">
            <text:p>-385.30</text:p>
          </table:table-cell>
          <table:table-cell office:value-type="float" office:value="-266.08" table:style-name="ce2">
            <text:p>-266.08</text:p>
          </table:table-cell>
          <table:table-cell office:value-type="float" office:value="-176.4" table:style-name="ce2">
            <text:p>-176.40</text:p>
          </table:table-cell>
          <table:table-cell office:value-type="float" office:value="-203.51" table:style-name="ce2">
            <text:p>-203.51</text:p>
          </table:table-cell>
          <table:table-cell office:value-type="float" office:value="-206" table:style-name="ce2">
            <text:p>-206.00</text:p>
          </table:table-cell>
          <table:table-cell office:value-type="float" office:value="-219.28" table:style-name="ce2">
            <text:p>-219.28</text:p>
          </table:table-cell>
          <table:table-cell office:value-type="float" office:value="-272.54000000000002" table:style-name="ce2">
            <text:p>-272.54</text:p>
          </table:table-cell>
          <table:table-cell office:value-type="float" office:value="-254.29" table:style-name="ce2">
            <text:p>-254.29</text:p>
          </table:table-cell>
          <table:table-cell office:value-type="float" office:value="-199.83" table:style-name="ce2">
            <text:p>-199.83</text:p>
          </table:table-cell>
          <table:table-cell office:value-type="float" office:value="-188.55" table:style-name="ce2">
            <text:p>-188.5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K1R</text:p>
          </table:table-cell>
          <table:table-cell office:value-type="float" office:value="-584.89" table:style-name="ce2">
            <text:p>-584.89</text:p>
          </table:table-cell>
          <table:table-cell office:value-type="float" office:value="-454.8" table:style-name="ce2">
            <text:p>-454.80</text:p>
          </table:table-cell>
          <table:table-cell office:value-type="float" office:value="-297.92" table:style-name="ce2">
            <text:p>-297.92</text:p>
          </table:table-cell>
          <table:table-cell office:value-type="float" office:value="-280.45999999999998" table:style-name="ce2">
            <text:p>-280.46</text:p>
          </table:table-cell>
          <table:table-cell office:value-type="float" office:value="-604.4" table:style-name="ce2">
            <text:p>-604.40</text:p>
          </table:table-cell>
          <table:table-cell office:value-type="float" office:value="-231.71" table:style-name="ce2">
            <text:p>-231.71</text:p>
          </table:table-cell>
          <table:table-cell office:value-type="float" office:value="-270.73" table:style-name="ce2">
            <text:p>-270.73</text:p>
          </table:table-cell>
          <table:table-cell office:value-type="float" office:value="-281.14" table:style-name="ce2">
            <text:p>-281.14</text:p>
          </table:table-cell>
          <table:table-cell office:value-type="float" office:value="-197.22" table:style-name="ce2">
            <text:p>-197.22</text:p>
          </table:table-cell>
          <table:table-cell office:value-type="float" office:value="-259.5" table:style-name="ce2">
            <text:p>-259.50</text:p>
          </table:table-cell>
          <table:table-cell office:value-type="float" office:value="-282.47000000000003" table:style-name="ce2">
            <text:p>-282.47</text:p>
          </table:table-cell>
          <table:table-cell office:value-type="float" office:value="-253.28" table:style-name="ce2">
            <text:p>-253.28</text:p>
          </table:table-cell>
          <table:table-cell office:value-type="float" office:value="-247.25" table:style-name="ce2">
            <text:p>-247.25</text:p>
          </table:table-cell>
          <table:table-cell office:value-type="float" office:value="-332.65" table:style-name="ce2">
            <text:p>-332.6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S1P1R</text:p>
          </table:table-cell>
          <table:table-cell office:value-type="float" office:value="-273.27999999999997" table:style-name="ce2">
            <text:p>-273.28</text:p>
          </table:table-cell>
          <table:table-cell office:value-type="float" office:value="-213.73" table:style-name="ce2">
            <text:p>-213.73</text:p>
          </table:table-cell>
          <table:table-cell office:value-type="float" office:value="-11.91" table:style-name="ce2">
            <text:p>-11.91</text:p>
          </table:table-cell>
          <table:table-cell office:value-type="float" office:value="166.06" table:style-name="ce2">
            <text:p>166.06</text:p>
          </table:table-cell>
          <table:table-cell office:value-type="float" office:value="-106.45" table:style-name="ce2">
            <text:p>-106.45</text:p>
          </table:table-cell>
          <table:table-cell office:value-type="float" office:value="-109.89" table:style-name="ce2">
            <text:p>-109.89</text:p>
          </table:table-cell>
          <table:table-cell office:value-type="float" office:value="-107.02" table:style-name="ce2">
            <text:p>-107.02</text:p>
          </table:table-cell>
          <table:table-cell office:value-type="float" office:value="-195.16" table:style-name="ce2">
            <text:p>-195.16</text:p>
          </table:table-cell>
          <table:table-cell office:value-type="float" office:value="29.04" table:style-name="ce2">
            <text:p>29.04</text:p>
          </table:table-cell>
          <table:table-cell office:value-type="float" office:value="-52.7" table:style-name="ce2">
            <text:p>-52.70</text:p>
          </table:table-cell>
          <table:table-cell office:value-type="float" office:value="29.04" table:style-name="ce2">
            <text:p>29.04</text:p>
          </table:table-cell>
          <table:table-cell office:value-type="float" office:value="-145.65" table:style-name="ce2">
            <text:p>-145.65</text:p>
          </table:table-cell>
          <table:table-cell office:value-type="float" office:value="-98.71" table:style-name="ce2">
            <text:p>-98.71</text:p>
          </table:table-cell>
          <table:table-cell office:value-type="float" office:value="-29.11" table:style-name="ce2">
            <text:p>-29.1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Absolute Sum</text:p>
          </table:table-cell>
          <table:table-cell office:value-type="float" office:value="4732.37" table:formula="of:=ABS([.B90])+ABS([.B91])+ABS([.B92])+ABS([.B93])+ABS([.B94])+ABS([.B95])+ABS([.B96])+ABS([.B97])+ABS([.B98])+ABS([.B99])+ABS([.B100])+ABS([.B101])" table:style-name="ce4">
            <text:p>4732.37</text:p>
          </table:table-cell>
          <table:table-cell office:value-type="float" office:value="3323.2000000000007" table:formula="of:=ABS([.C90])+ABS([.C91])+ABS([.C92])+ABS([.C93])+ABS([.C94])+ABS([.C95])+ABS([.D96])+ABS([.C97])+ABS([.C98])+ABS([.C99])+ABS([.C100])+ABS([.C101])" table:style-name="ce4">
            <text:p>3323.20</text:p>
          </table:table-cell>
          <table:table-cell office:value-type="float" office:value="2571.1200000000003" table:formula="of:=ABS([.D90])+ABS([.D91])+ABS([.D92])+ABS([.D93])+ABS([.D94])+ABS([.D95])+ABS([.C96])+ABS([.D97])+ABS([.D98])+ABS([.D99])+ABS([.D100])+ABS([.D101])" table:style-name="ce4">
            <text:p>2571.12</text:p>
          </table:table-cell>
          <table:table-cell office:value-type="float" office:value="2631.68" table:formula="of:=ABS([.E90])+ABS([.E91])+ABS([.E92])+ABS([.E93])+ABS([.E94])+ABS([.E95])+ABS([.E96])+ABS([.E97])+ABS([.E98])+ABS([.E99])+ABS([.E100])+ABS([.E101])" table:style-name="ce4">
            <text:p>2631.68</text:p>
          </table:table-cell>
          <table:table-cell office:value-type="float" office:value="4602.62" table:formula="of:=ABS([.F90])+ABS([.F91])+ABS([.F92])+ABS([.F93])+ABS([.F94])+ABS([.F95])+ABS([.F96])+ABS([.F97])+ABS([.F98])+ABS([.F99])+ABS([.F100])+ABS([.F101])" table:style-name="ce4">
            <text:p>4602.62</text:p>
          </table:table-cell>
          <table:table-cell office:value-type="float" office:value="1567.76" table:formula="of:=ABS([.G90])+ABS([.G91])+ABS([.G92])+ABS([.G93])+ABS([.G94])+ABS([.G95])+ABS([.G96])+ABS([.G97])+ABS([.G98])+ABS([.G99])+ABS([.G100])+ABS([.G101])" table:style-name="ce4">
            <text:p>1567.76</text:p>
          </table:table-cell>
          <table:table-cell office:value-type="float" office:value="1634.15" table:formula="of:=ABS([.H90])+ABS([.H91])+ABS([.H92])+ABS([.H93])+ABS([.H94])+ABS([.H95])+ABS([.H96])+ABS([.H97])+ABS([.H98])+ABS([.H99])+ABS([.H100])+ABS([.H101])" table:style-name="ce4">
            <text:p>1634.15</text:p>
          </table:table-cell>
          <table:table-cell office:value-type="float" office:value="1655.55" table:formula="of:=ABS([.I90])+ABS([.I91])+ABS([.I92])+ABS([.I93])+ABS([.I94])+ABS([.I95])+ABS([.I96])+ABS([.I97])+ABS([.I98])+ABS([.I99])+ABS([.I100])+ABS([.I101])" table:style-name="ce4">
            <text:p>1655.55</text:p>
          </table:table-cell>
          <table:table-cell office:value-type="float" office:value="1571.37" table:formula="of:=ABS([.J90])+ABS([.J91])+ABS([.J92])+ABS([.J93])+ABS([.J94])+ABS([.J95])+ABS([.J96])+ABS([.J97])+ABS([.J98])+ABS([.J99])+ABS([.J100])+ABS([.J101])" table:style-name="ce4">
            <text:p>1571.37</text:p>
          </table:table-cell>
          <table:table-cell office:value-type="float" office:value="1374.25" table:formula="of:=ABS([.K90])+ABS([.K91])+ABS([.K92])+ABS([.K93])+ABS([.K94])+ABS([.K95])+ABS([.K96])+ABS([.K97])+ABS([.K98])+ABS([.K99])+ABS([.K100])+ABS([.K101])" table:style-name="ce4">
            <text:p>1374.25</text:p>
          </table:table-cell>
          <table:table-cell office:value-type="float" office:value="1819.8799999999999" table:formula="of:=ABS([.L90])+ABS([.L91])+ABS([.L92])+ABS([.L93])+ABS([.L94])+ABS([.L95])+ABS([.L96])+ABS([.L97])+ABS([.L98])+ABS([.L99])+ABS([.L100])+ABS([.L101])" table:style-name="ce4">
            <text:p>1819.88</text:p>
          </table:table-cell>
          <table:table-cell office:value-type="float" office:value="1868.3300000000002" table:formula="of:=ABS([.M90])+ABS([.M91])+ABS([.M92])+ABS([.M93])+ABS([.M94])+ABS([.M95])+ABS([.M96])+ABS([.M97])+ABS([.M98])+ABS([.M99])+ABS([.M100])+ABS([.M101])" table:style-name="ce4">
            <text:p>1868.33</text:p>
          </table:table-cell>
          <table:table-cell office:value-type="float" office:value="1491.14" table:formula="of:=ABS([.N90])+ABS([.N91])+ABS([.N92])+ABS([.N93])+ABS([.N94])+ABS([.N95])+ABS([.N96])+ABS([.N97])+ABS([.N98])+ABS([.N99])+ABS([.N100])+ABS([.N101])" table:style-name="ce4">
            <text:p>1491.14</text:p>
          </table:table-cell>
          <table:table-cell office:value-type="float" office:value="1777.4999999999998" table:formula="of:=ABS([.O90])+ABS([.O91])+ABS([.O92])+ABS([.O93])+ABS([.O94])+ABS([.O95])+ABS([.O96])+ABS([.O97])+ABS([.O98])+ABS([.O99])+ABS([.O100])+ABS([.O101])" table:style-name="ce4">
            <text:p>1777.50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er in the end for selecting the best model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No Filter</text:p>
          </table:table-cell>
          <table:table-cell office:value-type="string" table:style-name="ce1">
            <text:p>Filter +-50</text:p>
          </table:table-cell>
          <table:table-cell office:value-type="string" table:style-name="ce1">
            <text:p>Filter +-100</text:p>
          </table:table-cell>
          <table:table-cell office:value-type="string" table:style-name="ce1">
            <text:p>Filter +-150</text:p>
          </table:table-cell>
          <table:table-cell office:value-type="string" table:style-name="ce1">
            <text:p>Filter +-200</text:p>
          </table:table-cell>
          <table:table-cell office:value-type="string" table:style-name="ce1">
            <text:p>Filter +-4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A1R</text:p>
          </table:table-cell>
          <table:table-cell office:value-type="float" office:value="-110.397241023899" table:style-name="ce1">
            <text:p>-110.397241</text:p>
          </table:table-cell>
          <table:table-cell office:value-type="float" office:value="-48.889982142900401" table:style-name="ce1">
            <text:p>-48.88998214</text:p>
          </table:table-cell>
          <table:table-cell office:value-type="float" office:value="-61.2128864185661" table:style-name="ce1">
            <text:p>-61.21288642</text:p>
          </table:table-cell>
          <table:table-cell office:value-type="float" office:value="-81.582415703199302" table:style-name="ce1">
            <text:p>-81.5824157</text:p>
          </table:table-cell>
          <table:table-cell office:value-type="float" office:value="-81.582415703199302" table:style-name="ce1">
            <text:p>-81.5824157</text:p>
          </table:table-cell>
          <table:table-cell office:value-type="float" office:value="110.39724102389999" table:style-name="ce1">
            <text:p>110.39724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A2AR</text:p>
          </table:table-cell>
          <table:table-cell office:value-type="float" office:value="299.20094643116698" table:style-name="ce1">
            <text:p>299.2009464</text:p>
          </table:table-cell>
          <table:table-cell office:value-type="float" office:value="151.77684719753299" table:style-name="ce1">
            <text:p>151.7768472</text:p>
          </table:table-cell>
          <table:table-cell office:value-type="float" office:value="172.55940885839999" table:style-name="ce1">
            <text:p>172.5594089</text:p>
          </table:table-cell>
          <table:table-cell office:value-type="float" office:value="184.49810812929999" table:style-name="ce1">
            <text:p>184.4981081</text:p>
          </table:table-cell>
          <table:table-cell office:value-type="float" office:value="184.49810812929999" table:style-name="ce1">
            <text:p>184.4981081</text:p>
          </table:table-cell>
          <table:table-cell office:value-type="float" office:value="299.20094643116698" table:style-name="ce1">
            <text:p>299.200946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DRB1</text:p>
          </table:table-cell>
          <table:table-cell office:value-type="float" office:value="-64.3493859018336" table:style-name="ce1">
            <text:p>-64.3493859</text:p>
          </table:table-cell>
          <table:table-cell office:value-type="float" office:value="-158.03112633020001" table:style-name="ce1">
            <text:p>-158.0311263</text:p>
          </table:table-cell>
          <table:table-cell office:value-type="float" office:value="-163.145290052267" table:style-name="ce1">
            <text:p>-163.1452901</text:p>
          </table:table-cell>
          <table:table-cell office:value-type="float" office:value="-163.145290052267" table:style-name="ce1">
            <text:p>-163.1452901</text:p>
          </table:table-cell>
          <table:table-cell office:value-type="float" office:value="-223.4345923811" table:style-name="ce1">
            <text:p>-223.4345924</text:p>
          </table:table-cell>
          <table:table-cell office:value-type="float" office:value="64.3493859018336" table:style-name="ce1">
            <text:p>64.349385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DRB2</text:p>
          </table:table-cell>
          <table:table-cell office:value-type="float" office:value="208.44013447923399" table:style-name="ce1">
            <text:p>208.4401345</text:p>
          </table:table-cell>
          <table:table-cell office:value-type="float" office:value="121.1834957442" table:style-name="ce1">
            <text:p>121.1834957</text:p>
          </table:table-cell>
          <table:table-cell office:value-type="float" office:value="121.1834957442" table:style-name="ce1">
            <text:p>121.1834957</text:p>
          </table:table-cell>
          <table:table-cell office:value-type="float" office:value="59.863206898267002" table:style-name="ce1">
            <text:p>59.8632069</text:p>
          </table:table-cell>
          <table:table-cell office:value-type="float" office:value="118.564029594066" table:style-name="ce1">
            <text:p>118.5640296</text:p>
          </table:table-cell>
          <table:table-cell office:value-type="float" office:value="208.44013447923399" table:style-name="ce1">
            <text:p>208.44013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CR7</text:p>
          </table:table-cell>
          <table:table-cell office:value-type="float" office:value="344.902566913633" table:style-name="ce1">
            <text:p>344.9025669</text:p>
          </table:table-cell>
          <table:table-cell office:value-type="float" office:value="274.790108900267" table:style-name="ce1">
            <text:p>274.7901089</text:p>
          </table:table-cell>
          <table:table-cell office:value-type="float" office:value="260.45737014506699" table:style-name="ce1">
            <text:p>260.4573701</text:p>
          </table:table-cell>
          <table:table-cell office:value-type="float" office:value="282.99793659893299" table:style-name="ce1">
            <text:p>282.9979366</text:p>
          </table:table-cell>
          <table:table-cell office:value-type="float" office:value="282.99793659893299" table:style-name="ce1">
            <text:p>282.9979366</text:p>
          </table:table-cell>
          <table:table-cell office:value-type="float" office:value="242.05511979549999" table:style-name="ce1">
            <text:p>242.0551198</text:p>
          </table:table-cell>
          <table:table-cell table:number-columns-repeated="8" table:style-name="ce1"/>
          <table:table-cell table:style-name="ce4"/>
          <table:table-cell table:number-columns-repeated="16368"/>
        </table:table-row>
        <table:table-row table:style-name="ro1">
          <table:table-cell office:value-type="string" table:style-name="ce1">
            <text:p>CXCR2</text:p>
          </table:table-cell>
          <table:table-cell office:value-type="float" office:value="-232.22642022350101" table:style-name="ce1">
            <text:p>-232.2264202</text:p>
          </table:table-cell>
          <table:table-cell office:value-type="float" office:value="-314.47706421473299" table:style-name="ce1">
            <text:p>-314.4770642</text:p>
          </table:table-cell>
          <table:table-cell office:value-type="float" office:value="-345.22053978566697" table:style-name="ce1">
            <text:p>-345.2205398</text:p>
          </table:table-cell>
          <table:table-cell office:value-type="float" office:value="-304.95645468386601" table:style-name="ce1">
            <text:p>-304.9564547</text:p>
          </table:table-cell>
          <table:table-cell office:value-type="float" office:value="-329.51251522343301" table:style-name="ce1">
            <text:p>-329.5125152</text:p>
          </table:table-cell>
          <table:table-cell office:value-type="float" office:value="348.61227568486697" table:style-name="ce1">
            <text:p>348.61227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XCR4</text:p>
          </table:table-cell>
          <table:table-cell office:value-type="float" office:value="-381.59429318843303" table:style-name="ce1">
            <text:p>-381.5942932</text:p>
          </table:table-cell>
          <table:table-cell office:value-type="float" office:value="-110.43835929719999" table:style-name="ce1">
            <text:p>-110.4383593</text:p>
          </table:table-cell>
          <table:table-cell office:value-type="float" office:value="-122.740042445833" table:style-name="ce1">
            <text:p>-122.7400424</text:p>
          </table:table-cell>
          <table:table-cell office:value-type="float" office:value="-95.523366543799995" table:style-name="ce1">
            <text:p>-95.52336654</text:p>
          </table:table-cell>
          <table:table-cell office:value-type="float" office:value="-72.806759203266694" table:style-name="ce1">
            <text:p>-72.8067592</text:p>
          </table:table-cell>
          <table:table-cell office:value-type="float" office:value="254.343312918366" table:style-name="ce1">
            <text:p>254.34331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3R</text:p>
          </table:table-cell>
          <table:table-cell office:value-type="float" office:value="-32.248639419866301" table:style-name="ce1">
            <text:p>-32.24863942</text:p>
          </table:table-cell>
          <table:table-cell office:value-type="float" office:value="27.387343112499401" table:style-name="ce1">
            <text:p>27.38734311</text:p>
          </table:table-cell>
          <table:table-cell office:value-type="float" office:value="21.898536247066701" table:style-name="ce1">
            <text:p>21.89853625</text:p>
          </table:table-cell>
          <table:table-cell office:value-type="float" office:value="-4.3142028523993803" table:style-name="ce1">
            <text:p>-4.314202852</text:p>
          </table:table-cell>
          <table:table-cell office:value-type="float" office:value="-29.0881922122662" table:style-name="ce1">
            <text:p>-29.08819221</text:p>
          </table:table-cell>
          <table:table-cell office:value-type="float" office:value="166.82763003856601" table:style-name="ce1">
            <text:p>166.8276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1R</text:p>
          </table:table-cell>
          <table:table-cell office:value-type="float" office:value="-127.750637489" table:style-name="ce1">
            <text:p>-127.7506375</text:p>
          </table:table-cell>
          <table:table-cell office:value-type="float" office:value="-169.14503628373299" table:style-name="ce1">
            <text:p>-169.1450363</text:p>
          </table:table-cell>
          <table:table-cell office:value-type="float" office:value="-101.47250826186701" table:style-name="ce1">
            <text:p>-101.4725083</text:p>
          </table:table-cell>
          <table:table-cell office:value-type="float" office:value="-101.47250826186701" table:style-name="ce1">
            <text:p>-101.4725083</text:p>
          </table:table-cell>
          <table:table-cell office:value-type="float" office:value="-88.705299029900303" table:style-name="ce1">
            <text:p>-88.70529903</text:p>
          </table:table-cell>
          <table:table-cell office:value-type="float" office:value="127.750637489" table:style-name="ce1">
            <text:p>127.75063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OR</text:p>
          </table:table-cell>
          <table:table-cell office:value-type="float" office:value="-191.37514773846701" table:style-name="ce1">
            <text:p>-191.3751477</text:p>
          </table:table-cell>
          <table:table-cell office:value-type="float" office:value="-217.320909173167" table:style-name="ce1">
            <text:p>-217.3209092</text:p>
          </table:table-cell>
          <table:table-cell office:value-type="float" office:value="-207.131909266267" table:style-name="ce1">
            <text:p>-207.1319093</text:p>
          </table:table-cell>
          <table:table-cell office:value-type="float" office:value="-191.37514773846701" table:style-name="ce1">
            <text:p>-191.3751477</text:p>
          </table:table-cell>
          <table:table-cell office:value-type="float" office:value="-191.37514773846701" table:style-name="ce1">
            <text:p>-191.3751477</text:p>
          </table:table-cell>
          <table:table-cell office:value-type="float" office:value="191.37514773846701" table:style-name="ce1">
            <text:p>191.375147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K1R</text:p>
          </table:table-cell>
          <table:table-cell office:value-type="float" office:value="-337.22819696846602" table:style-name="ce1">
            <text:p>-337.228197</text:p>
          </table:table-cell>
          <table:table-cell office:value-type="float" office:value="-268.25095408983299" table:style-name="ce1">
            <text:p>-268.2509541</text:p>
          </table:table-cell>
          <table:table-cell office:value-type="float" office:value="-252.75993220526701" table:style-name="ce1">
            <text:p>-252.7599322</text:p>
          </table:table-cell>
          <table:table-cell office:value-type="float" office:value="-299.61597342476699" table:style-name="ce1">
            <text:p>-299.6159734</text:p>
          </table:table-cell>
          <table:table-cell office:value-type="float" office:value="-248.49559205056599" table:style-name="ce1">
            <text:p>-248.4955921</text:p>
          </table:table-cell>
          <table:table-cell office:value-type="float" office:value="215.88369966903301" table:style-name="ce1">
            <text:p>215.883699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1P1R</text:p>
          </table:table-cell>
          <table:table-cell office:value-type="float" office:value="200.08463366063299" table:style-name="ce1">
            <text:p>200.0846337</text:p>
          </table:table-cell>
          <table:table-cell office:value-type="float" office:value="254.81884839193299" table:style-name="ce1">
            <text:p>254.8188484</text:p>
          </table:table-cell>
          <table:table-cell office:value-type="float" office:value="255.88766001900001" table:style-name="ce1">
            <text:p>255.88766</text:p>
          </table:table-cell>
          <table:table-cell office:value-type="float" office:value="270.44357741183302" table:style-name="ce1">
            <text:p>270.4435774</text:p>
          </table:table-cell>
          <table:table-cell office:value-type="float" office:value="144.80265785060001" table:style-name="ce1">
            <text:p>144.8026579</text:p>
          </table:table-cell>
          <table:table-cell office:value-type="float" office:value="200.08463366063299" table:style-name="ce1">
            <text:p>200.08463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Absolute Sum</text:p>
          </table:table-cell>
          <table:table-cell office:value-type="float" office:value="2529.7982434381324" table:formula="of:=ABS([.B106])+ABS([.B107])+ABS([.B108])+ABS([.B109])+ABS([.B110])+ABS([.B111])+ABS([.B112])+ABS([.B113])+ABS([.B114])+ABS([.B115])+ABS([.B116])+ABS([.B117])" table:style-name="ce4">
            <text:p>2529.80</text:p>
          </table:table-cell>
          <table:table-cell office:value-type="float" office:value="2116.5100748781983" table:formula="of:=ABS([.C106])+ABS([.C107])+ABS([.C108])+ABS([.C109])+ABS([.C110])+ABS([.C111])+ABS([.C112])+ABS([.C113])+ABS([.C114])+ABS([.C115])+ABS([.C116])+ABS([.C117])" table:style-name="ce4">
            <text:p>2116.51</text:p>
          </table:table-cell>
          <table:table-cell office:value-type="float" office:value="2085.6695794494676" table:formula="of:=ABS([.D106])+ABS([.D107])+ABS([.D108])+ABS([.D109])+ABS([.D110])+ABS([.D111])+ABS([.D112])+ABS([.D113])+ABS([.D114])+ABS([.D115])+ABS([.D116])+ABS([.D117])" table:style-name="ce4">
            <text:p>2085.67</text:p>
          </table:table-cell>
          <table:table-cell office:value-type="float" office:value="2039.7881882989657" table:formula="of:=ABS([.E106])+ABS([.E107])+ABS([.E108])+ABS([.E109])+ABS([.E110])+ABS([.E111])+ABS([.E112])+ABS([.E113])+ABS([.E114])+ABS([.E115])+ABS([.E116])+ABS([.E117])" table:style-name="ce4">
            <text:p>2039.79</text:p>
          </table:table-cell>
          <table:table-cell office:value-type="float" office:value="1995.8632457150975" table:formula="of:=ABS([.F106])+ABS([.F107])+ABS([.F108])+ABS([.F109])+ABS([.F110])+ABS([.F111])+ABS([.F112])+ABS([.F113])+ABS([.F114])+ABS([.F115])+ABS([.F116])+ABS([.F117])" table:style-name="ce4">
            <text:p>1995.86</text:p>
          </table:table-cell>
          <table:table-cell office:value-type="float" office:value="2429.3201648305662" table:formula="of:=ABS([.G106])+ABS([.G107])+ABS([.G108])+ABS([.G109])+ABS([.G110])+ABS([.G111])+ABS([.G112])+ABS([.G113])+ABS([.G114])+ABS([.G115])+ABS([.G116])+ABS([.G117])" table:style-name="ce4">
            <text:p>2429.32</text:p>
          </table:table-cell>
          <table:table-cell table:number-columns-repeated="16377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table:style-name="ce3"/>
          <table:table-cell table:number-columns-repeated="16368"/>
        </table:table-row>
        <table:table-row table:number-rows-repeated="10484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FabianLiessmann</dc:creator>
    <meta:creation-date>2022-11-21T09:32:04Z</meta:creation-date>
    <dc:date>2023-03-29T09:30:42Z</dc:date>
    <meta:editing-cycles>8</meta:editing-cycles>
    <meta:editing-duration>PT0S</meta:editing-duration>
  </office:meta>
</office:document-meta>
</file>